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>
      <style:table-properties style:width="6.833cm" fo:margin-top="0cm" fo:margin-bottom="0.199cm" table:align="left"/>
    </style:style>
    <style:style style:name="Таблица2.A" style:family="table-column">
      <style:table-column-properties style:column-width="0.654cm"/>
    </style:style>
    <style:style style:name="Таблица2.B" style:family="table-column">
      <style:table-column-properties style:column-width="0.676cm"/>
    </style:style>
    <style:style style:name="Таблица2.C" style:family="table-column">
      <style:table-column-properties style:column-width="2.736cm"/>
    </style:style>
    <style:style style:name="Таблица2.D" style:family="table-column">
      <style:table-column-properties style:column-width="2.768cm"/>
    </style:style>
    <style:style style:name="Таблица2.A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="none"/>
    </style:style>
    <style:style style:name="Таблица2.B2" style:family="table-cell">
      <style:table-cell-properties style:vertical-align="middle" fo:padding="0.097cm" fo:border="none"/>
    </style:style>
    <style:style style:name="Таблица2.C2" style:family="table-cell">
      <style:table-cell-properties style:vertical-align="middle" fo:padding="0.097cm" fo:border="none"/>
    </style:style>
    <style:style style:name="Таблица2.D2" style:family="table-cell">
      <style:table-cell-properties style:vertical-align="middle" fo:padding="0.097cm" fo:border="none"/>
    </style:style>
    <style:style style:name="Таблица2.A3" style:family="table-cell">
      <style:table-cell-properties style:vertical-align="middle" fo:padding="0.097cm" fo:border="none"/>
    </style:style>
    <style:style style:name="Таблица2.B3" style:family="table-cell">
      <style:table-cell-properties style:vertical-align="middle" fo:padding="0.097cm" fo:border="none"/>
    </style:style>
    <style:style style:name="Таблица2.C3" style:family="table-cell">
      <style:table-cell-properties style:vertical-align="middle" fo:padding="0.097cm" fo:border="none"/>
    </style:style>
    <style:style style:name="Таблица2.D3" style:family="table-cell">
      <style:table-cell-properties style:vertical-align="middle" fo:padding="0.097cm" fo:border="none"/>
    </style:style>
    <style:style style:name="Таблица2.A4" style:family="table-cell">
      <style:table-cell-properties style:vertical-align="middle" fo:padding="0.097cm" fo:border="none"/>
    </style:style>
    <style:style style:name="Таблица2.B4" style:family="table-cell">
      <style:table-cell-properties style:vertical-align="middle" fo:padding="0.097cm" fo:border="none"/>
    </style:style>
    <style:style style:name="Таблица2.C4" style:family="table-cell">
      <style:table-cell-properties style:vertical-align="middle" fo:padding="0.097cm" fo:border="none"/>
    </style:style>
    <style:style style:name="Таблица2.D4" style:family="table-cell">
      <style:table-cell-properties style:vertical-align="middle" fo:padding="0.097cm" fo:border="none"/>
    </style:style>
    <style:style style:name="Таблица2.A5" style:family="table-cell">
      <style:table-cell-properties style:vertical-align="middle" fo:padding="0.097cm" fo:border="none"/>
    </style:style>
    <style:style style:name="Таблица2.B5" style:family="table-cell">
      <style:table-cell-properties style:vertical-align="middle" fo:padding="0.097cm" fo:border="none"/>
    </style:style>
    <style:style style:name="Таблица2.C5" style:family="table-cell">
      <style:table-cell-properties style:vertical-align="middle" fo:padding="0.097cm" fo:border="none"/>
    </style:style>
    <style:style style:name="Таблица2.D5" style:family="table-cell">
      <style:table-cell-properties style:vertical-align="middle" fo:padding="0.097cm" fo:border="none"/>
    </style:style>
    <style:style style:name="Таблица2.A6" style:family="table-cell">
      <style:table-cell-properties style:vertical-align="middle" fo:padding="0.097cm" fo:border="none"/>
    </style:style>
    <style:style style:name="Таблица2.B6" style:family="table-cell">
      <style:table-cell-properties style:vertical-align="middle" fo:padding="0.097cm" fo:border="none"/>
    </style:style>
    <style:style style:name="Таблица2.C6" style:family="table-cell">
      <style:table-cell-properties style:vertical-align="middle" fo:padding="0.097cm" fo:border="none"/>
    </style:style>
    <style:style style:name="Таблица2.D6" style:family="table-cell">
      <style:table-cell-properties style:vertical-align="middle" fo:padding="0.097cm" fo:border="none"/>
    </style:style>
    <style:style style:name="Таблица2.A7" style:family="table-cell">
      <style:table-cell-properties style:vertical-align="middle" fo:padding="0.097cm" fo:border="none"/>
    </style:style>
    <style:style style:name="Таблица2.B7" style:family="table-cell">
      <style:table-cell-properties style:vertical-align="middle" fo:padding="0.097cm" fo:border="none"/>
    </style:style>
    <style:style style:name="Таблица2.C7" style:family="table-cell">
      <style:table-cell-properties style:vertical-align="middle" fo:padding="0.097cm" fo:border="none"/>
    </style:style>
    <style:style style:name="Таблица2.D7" style:family="table-cell">
      <style:table-cell-properties style:vertical-align="middle" fo:padding="0.097cm" fo:border="none"/>
    </style:style>
    <style:style style:name="Таблица2.A8" style:family="table-cell">
      <style:table-cell-properties style:vertical-align="middle" fo:padding="0.097cm" fo:border="none"/>
    </style:style>
    <style:style style:name="Таблица2.B8" style:family="table-cell">
      <style:table-cell-properties style:vertical-align="middle" fo:padding="0.097cm" fo:border="none"/>
    </style:style>
    <style:style style:name="Таблица2.C8" style:family="table-cell">
      <style:table-cell-properties style:vertical-align="middle" fo:padding="0.097cm" fo:border="none"/>
    </style:style>
    <style:style style:name="Таблица2.D8" style:family="table-cell">
      <style:table-cell-properties style:vertical-align="middle" fo:padding="0.097cm" fo:border="none"/>
    </style:style>
    <style:style style:name="Таблица2.A9" style:family="table-cell">
      <style:table-cell-properties style:vertical-align="middle" fo:padding="0.097cm" fo:border="none"/>
    </style:style>
    <style:style style:name="Таблица2.B9" style:family="table-cell">
      <style:table-cell-properties style:vertical-align="middle" fo:padding="0.097cm" fo:border="none"/>
    </style:style>
    <style:style style:name="Таблица2.C9" style:family="table-cell">
      <style:table-cell-properties style:vertical-align="middle" fo:padding="0.097cm" fo:border="none"/>
    </style:style>
    <style:style style:name="Таблица2.D9" style:family="table-cell">
      <style:table-cell-properties style:vertical-align="middle" fo:padding="0.097cm" fo:border="none"/>
    </style:style>
    <style:style style:name="Таблица2.A10" style:family="table-cell">
      <style:table-cell-properties style:vertical-align="middle" fo:padding="0.097cm" fo:border="none"/>
    </style:style>
    <style:style style:name="Таблица2.B10" style:family="table-cell">
      <style:table-cell-properties style:vertical-align="middle" fo:padding="0.097cm" fo:border="none"/>
    </style:style>
    <style:style style:name="Таблица2.C10" style:family="table-cell">
      <style:table-cell-properties style:vertical-align="middle" fo:padding="0.097cm" fo:border="none"/>
    </style:style>
    <style:style style:name="Таблица2.D10" style:family="table-cell">
      <style:table-cell-properties style:vertical-align="middle" fo:padding="0.097cm" fo:border="none"/>
    </style:style>
    <style:style style:name="Таблица2.A11" style:family="table-cell">
      <style:table-cell-properties style:vertical-align="middle" fo:padding="0.097cm" fo:border="none"/>
    </style:style>
    <style:style style:name="Таблица2.B11" style:family="table-cell">
      <style:table-cell-properties style:vertical-align="middle" fo:padding="0.097cm" fo:border="none"/>
    </style:style>
    <style:style style:name="Таблица2.C11" style:family="table-cell">
      <style:table-cell-properties style:vertical-align="middle" fo:padding="0.097cm" fo:border="none"/>
    </style:style>
    <style:style style:name="Таблица2.D11" style:family="table-cell">
      <style:table-cell-properties style:vertical-align="middle" fo:padding="0.097cm" fo:border="none"/>
    </style:style>
    <style:style style:name="Таблица2.A12" style:family="table-cell">
      <style:table-cell-properties style:vertical-align="middle" fo:padding="0.097cm" fo:border="none"/>
    </style:style>
    <style:style style:name="Таблица2.B12" style:family="table-cell">
      <style:table-cell-properties style:vertical-align="middle" fo:padding="0.097cm" fo:border="none"/>
    </style:style>
    <style:style style:name="Таблица2.C12" style:family="table-cell">
      <style:table-cell-properties style:vertical-align="middle" fo:padding="0.097cm" fo:border="none"/>
    </style:style>
    <style:style style:name="Таблица2.D12" style:family="table-cell">
      <style:table-cell-properties style:vertical-align="middle" fo:padding="0.097cm" fo:border="none"/>
    </style:style>
    <style:style style:name="Таблица2.A13" style:family="table-cell">
      <style:table-cell-properties style:vertical-align="middle" fo:padding="0.097cm" fo:border="none"/>
    </style:style>
    <style:style style:name="Таблица2.B13" style:family="table-cell">
      <style:table-cell-properties style:vertical-align="middle" fo:padding="0.097cm" fo:border="none"/>
    </style:style>
    <style:style style:name="Таблица2.C13" style:family="table-cell">
      <style:table-cell-properties style:vertical-align="middle" fo:padding="0.097cm" fo:border="none"/>
    </style:style>
    <style:style style:name="Таблица2.D13" style:family="table-cell">
      <style:table-cell-properties style:vertical-align="middle" fo:padding="0.097cm" fo:border="none"/>
    </style:style>
    <style:style style:name="Таблица2.A14" style:family="table-cell">
      <style:table-cell-properties style:vertical-align="middle" fo:padding="0.097cm" fo:border="none"/>
    </style:style>
    <style:style style:name="Таблица2.B14" style:family="table-cell">
      <style:table-cell-properties style:vertical-align="middle" fo:padding="0.097cm" fo:border="none"/>
    </style:style>
    <style:style style:name="Таблица2.C14" style:family="table-cell">
      <style:table-cell-properties style:vertical-align="middle" fo:padding="0.097cm" fo:border="none"/>
    </style:style>
    <style:style style:name="Таблица2.D14" style:family="table-cell">
      <style:table-cell-properties style:vertical-align="middle" fo:padding="0.097cm" fo:border="none"/>
    </style:style>
    <style:style style:name="Таблица2.A15" style:family="table-cell">
      <style:table-cell-properties style:vertical-align="middle" fo:padding="0.097cm" fo:border="none"/>
    </style:style>
    <style:style style:name="Таблица2.B15" style:family="table-cell">
      <style:table-cell-properties style:vertical-align="middle" fo:padding="0.097cm" fo:border="none"/>
    </style:style>
    <style:style style:name="Таблица2.C15" style:family="table-cell">
      <style:table-cell-properties style:vertical-align="middle" fo:padding="0.097cm" fo:border="none"/>
    </style:style>
    <style:style style:name="Таблица2.D15" style:family="table-cell">
      <style:table-cell-properties style:vertical-align="middle" fo:padding="0.097cm" fo:border="none"/>
    </style:style>
    <style:style style:name="Таблица2.A16" style:family="table-cell">
      <style:table-cell-properties style:vertical-align="middle" fo:padding="0.097cm" fo:border="none"/>
    </style:style>
    <style:style style:name="Таблица2.B16" style:family="table-cell">
      <style:table-cell-properties style:vertical-align="middle" fo:padding="0.097cm" fo:border="none"/>
    </style:style>
    <style:style style:name="Таблица2.C16" style:family="table-cell">
      <style:table-cell-properties style:vertical-align="middle" fo:padding="0.097cm" fo:border="none"/>
    </style:style>
    <style:style style:name="Таблица2.D16" style:family="table-cell">
      <style:table-cell-properties style:vertical-align="middle" fo:padding="0.097cm" fo:border="none"/>
    </style:style>
    <style:style style:name="Таблица2.A17" style:family="table-cell">
      <style:table-cell-properties style:vertical-align="middle" fo:padding="0.097cm" fo:border="none"/>
    </style:style>
    <style:style style:name="Таблица2.B17" style:family="table-cell">
      <style:table-cell-properties style:vertical-align="middle" fo:padding="0.097cm" fo:border="none"/>
    </style:style>
    <style:style style:name="Таблица2.C17" style:family="table-cell">
      <style:table-cell-properties style:vertical-align="middle" fo:padding="0.097cm" fo:border="none"/>
    </style:style>
    <style:style style:name="Таблица2.D17" style:family="table-cell">
      <style:table-cell-properties style:vertical-align="middle" fo:padding="0.097cm" fo:border="none"/>
    </style:style>
    <style:style style:name="Таблица2.A18" style:family="table-cell">
      <style:table-cell-properties style:vertical-align="middle" fo:padding="0.097cm" fo:border="none"/>
    </style:style>
    <style:style style:name="Таблица2.B18" style:family="table-cell">
      <style:table-cell-properties style:vertical-align="middle" fo:padding="0.097cm" fo:border="none"/>
    </style:style>
    <style:style style:name="Таблица2.C18" style:family="table-cell">
      <style:table-cell-properties style:vertical-align="middle" fo:padding="0.097cm" fo:border="none"/>
    </style:style>
    <style:style style:name="Таблица2.D18" style:family="table-cell">
      <style:table-cell-properties style:vertical-align="middle" fo:padding="0.097cm" fo:border="none"/>
    </style:style>
    <style:style style:name="Таблица2.A19" style:family="table-cell">
      <style:table-cell-properties style:vertical-align="middle" fo:padding="0.097cm" fo:border="none"/>
    </style:style>
    <style:style style:name="Таблица2.B19" style:family="table-cell">
      <style:table-cell-properties style:vertical-align="middle" fo:padding="0.097cm" fo:border="none"/>
    </style:style>
    <style:style style:name="Таблица2.C19" style:family="table-cell">
      <style:table-cell-properties style:vertical-align="middle" fo:padding="0.097cm" fo:border="none"/>
    </style:style>
    <style:style style:name="Таблица2.D19" style:family="table-cell">
      <style:table-cell-properties style:vertical-align="middle" fo:padding="0.097cm" fo:border="none"/>
    </style:style>
    <style:style style:name="Таблица2.A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B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C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D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" style:family="table">
      <style:table-properties style:width="6.833cm" fo:margin-top="0cm" fo:margin-bottom="0.199cm" table:align="left"/>
    </style:style>
    <style:style style:name="Таблица1.A" style:family="table-column">
      <style:table-column-properties style:column-width="0.654cm"/>
    </style:style>
    <style:style style:name="Таблица1.B" style:family="table-column">
      <style:table-column-properties style:column-width="0.676cm"/>
    </style:style>
    <style:style style:name="Таблица1.C" style:family="table-column">
      <style:table-column-properties style:column-width="2.736cm"/>
    </style:style>
    <style:style style:name="Таблица1.D" style:family="table-column">
      <style:table-column-properties style:column-width="2.768cm"/>
    </style:style>
    <style:style style:name="Таблица1.A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.A2" style:family="table-cell">
      <style:table-cell-properties style:vertical-align="middle" fo:padding="0.097cm" fo:border="none"/>
    </style:style>
    <style:style style:name="Таблица1.B2" style:family="table-cell">
      <style:table-cell-properties style:vertical-align="middle" fo:padding="0.097cm" fo:border="none"/>
    </style:style>
    <style:style style:name="Таблица1.C2" style:family="table-cell">
      <style:table-cell-properties style:vertical-align="middle" fo:padding="0.097cm" fo:border="none"/>
    </style:style>
    <style:style style:name="Таблица1.D2" style:family="table-cell">
      <style:table-cell-properties style:vertical-align="middle" fo:padding="0.097cm" fo:border="none"/>
    </style:style>
    <style:style style:name="Таблица1.A3" style:family="table-cell">
      <style:table-cell-properties style:vertical-align="middle" fo:padding="0.097cm" fo:border="none"/>
    </style:style>
    <style:style style:name="Таблица1.B3" style:family="table-cell">
      <style:table-cell-properties style:vertical-align="middle" fo:padding="0.097cm" fo:border="none"/>
    </style:style>
    <style:style style:name="Таблица1.C3" style:family="table-cell">
      <style:table-cell-properties style:vertical-align="middle" fo:padding="0.097cm" fo:border="none"/>
    </style:style>
    <style:style style:name="Таблица1.D3" style:family="table-cell">
      <style:table-cell-properties style:vertical-align="middle" fo:padding="0.097cm" fo:border="none"/>
    </style:style>
    <style:style style:name="Таблица1.A4" style:family="table-cell">
      <style:table-cell-properties style:vertical-align="middle" fo:padding="0.097cm" fo:border="none"/>
    </style:style>
    <style:style style:name="Таблица1.B4" style:family="table-cell">
      <style:table-cell-properties style:vertical-align="middle" fo:padding="0.097cm" fo:border="none"/>
    </style:style>
    <style:style style:name="Таблица1.C4" style:family="table-cell">
      <style:table-cell-properties style:vertical-align="middle" fo:padding="0.097cm" fo:border="none"/>
    </style:style>
    <style:style style:name="Таблица1.D4" style:family="table-cell">
      <style:table-cell-properties style:vertical-align="middle" fo:padding="0.097cm" fo:border="none"/>
    </style:style>
    <style:style style:name="Таблица1.A5" style:family="table-cell">
      <style:table-cell-properties style:vertical-align="middle" fo:padding="0.097cm" fo:border="none"/>
    </style:style>
    <style:style style:name="Таблица1.B5" style:family="table-cell">
      <style:table-cell-properties style:vertical-align="middle" fo:padding="0.097cm" fo:border="none"/>
    </style:style>
    <style:style style:name="Таблица1.C5" style:family="table-cell">
      <style:table-cell-properties style:vertical-align="middle" fo:padding="0.097cm" fo:border="none"/>
    </style:style>
    <style:style style:name="Таблица1.D5" style:family="table-cell">
      <style:table-cell-properties style:vertical-align="middle" fo:padding="0.097cm" fo:border="none"/>
    </style:style>
    <style:style style:name="Таблица1.A6" style:family="table-cell">
      <style:table-cell-properties style:vertical-align="middle" fo:padding="0.097cm" fo:border="none"/>
    </style:style>
    <style:style style:name="Таблица1.B6" style:family="table-cell">
      <style:table-cell-properties style:vertical-align="middle" fo:padding="0.097cm" fo:border="none"/>
    </style:style>
    <style:style style:name="Таблица1.C6" style:family="table-cell">
      <style:table-cell-properties style:vertical-align="middle" fo:padding="0.097cm" fo:border="none"/>
    </style:style>
    <style:style style:name="Таблица1.D6" style:family="table-cell">
      <style:table-cell-properties style:vertical-align="middle" fo:padding="0.097cm" fo:border="none"/>
    </style:style>
    <style:style style:name="Таблица1.A7" style:family="table-cell">
      <style:table-cell-properties style:vertical-align="middle" fo:padding="0.097cm" fo:border="none"/>
    </style:style>
    <style:style style:name="Таблица1.B7" style:family="table-cell">
      <style:table-cell-properties style:vertical-align="middle" fo:padding="0.097cm" fo:border="none"/>
    </style:style>
    <style:style style:name="Таблица1.C7" style:family="table-cell">
      <style:table-cell-properties style:vertical-align="middle" fo:padding="0.097cm" fo:border="none"/>
    </style:style>
    <style:style style:name="Таблица1.D7" style:family="table-cell">
      <style:table-cell-properties style:vertical-align="middle" fo:padding="0.097cm" fo:border="none"/>
    </style:style>
    <style:style style:name="Таблица1.A8" style:family="table-cell">
      <style:table-cell-properties style:vertical-align="middle" fo:padding="0.097cm" fo:border="none"/>
    </style:style>
    <style:style style:name="Таблица1.B8" style:family="table-cell">
      <style:table-cell-properties style:vertical-align="middle" fo:padding="0.097cm" fo:border="none"/>
    </style:style>
    <style:style style:name="Таблица1.C8" style:family="table-cell">
      <style:table-cell-properties style:vertical-align="middle" fo:padding="0.097cm" fo:border="none"/>
    </style:style>
    <style:style style:name="Таблица1.D8" style:family="table-cell">
      <style:table-cell-properties style:vertical-align="middle" fo:padding="0.097cm" fo:border="none"/>
    </style:style>
    <style:style style:name="Таблица1.A9" style:family="table-cell">
      <style:table-cell-properties style:vertical-align="middle" fo:padding="0.097cm" fo:border="none"/>
    </style:style>
    <style:style style:name="Таблица1.B9" style:family="table-cell">
      <style:table-cell-properties style:vertical-align="middle" fo:padding="0.097cm" fo:border="none"/>
    </style:style>
    <style:style style:name="Таблица1.C9" style:family="table-cell">
      <style:table-cell-properties style:vertical-align="middle" fo:padding="0.097cm" fo:border="none"/>
    </style:style>
    <style:style style:name="Таблица1.D9" style:family="table-cell">
      <style:table-cell-properties style:vertical-align="middle" fo:padding="0.097cm" fo:border="none"/>
    </style:style>
    <style:style style:name="Таблица1.A10" style:family="table-cell">
      <style:table-cell-properties style:vertical-align="middle" fo:padding="0.097cm" fo:border="none"/>
    </style:style>
    <style:style style:name="Таблица1.B10" style:family="table-cell">
      <style:table-cell-properties style:vertical-align="middle" fo:padding="0.097cm" fo:border="none"/>
    </style:style>
    <style:style style:name="Таблица1.C10" style:family="table-cell">
      <style:table-cell-properties style:vertical-align="middle" fo:padding="0.097cm" fo:border="none"/>
    </style:style>
    <style:style style:name="Таблица1.D10" style:family="table-cell">
      <style:table-cell-properties style:vertical-align="middle" fo:padding="0.097cm" fo:border="none"/>
    </style:style>
    <style:style style:name="Таблица1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3" style:family="table">
      <style:table-properties style:width="10.804cm" table:align="left"/>
    </style:style>
    <style:style style:name="Таблица3.A" style:family="table-column">
      <style:table-column-properties style:column-width="4.415cm"/>
    </style:style>
    <style:style style:name="Таблица3.B" style:family="table-column">
      <style:table-column-properties style:column-width="4.637cm"/>
    </style:style>
    <style:style style:name="Таблица3.C" style:family="table-column">
      <style:table-column-properties style:column-width="1.752cm"/>
    </style:style>
    <style:style style:name="Таблица3.A1" style:family="table-cell">
      <style:table-cell-properties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Таблица3.A2" style:family="table-cell">
      <style:table-cell-properties fo:padding="0.097cm" fo:border="none"/>
    </style:style>
    <style:style style:name="Таблица3.B2" style:family="table-cell">
      <style:table-cell-properties fo:padding="0.097cm" fo:border="none"/>
    </style:style>
    <style:style style:name="Таблица3.C2" style:family="table-cell">
      <style:table-cell-properties fo:padding="0.097cm" fo:border="none"/>
    </style:style>
    <style:style style:name="Таблица3.A3" style:family="table-cell">
      <style:table-cell-properties fo:padding="0.097cm" fo:border="none"/>
    </style:style>
    <style:style style:name="Таблица3.B3" style:family="table-cell">
      <style:table-cell-properties fo:padding="0.097cm" fo:border="none"/>
    </style:style>
    <style:style style:name="Таблица3.C3" style:family="table-cell">
      <style:table-cell-properties fo:padding="0.097cm" fo:border="none"/>
    </style:style>
    <style:style style:name="Таблица3.A4" style:family="table-cell">
      <style:table-cell-properties fo:padding="0.097cm" fo:border="none"/>
    </style:style>
    <style:style style:name="Таблица3.B4" style:family="table-cell">
      <style:table-cell-properties fo:padding="0.097cm" fo:border="none"/>
    </style:style>
    <style:style style:name="Таблица3.C4" style:family="table-cell">
      <style:table-cell-properties fo:padding="0.097cm" fo:border="none"/>
    </style:style>
    <style:style style:name="Таблица3.A5" style:family="table-cell">
      <style:table-cell-properties fo:padding="0.097cm" fo:border="none"/>
    </style:style>
    <style:style style:name="Таблица3.B5" style:family="table-cell">
      <style:table-cell-properties fo:padding="0.097cm" fo:border="none"/>
    </style:style>
    <style:style style:name="Таблица3.C5" style:family="table-cell">
      <style:table-cell-properties fo:padding="0.097cm" fo:border="none"/>
    </style:style>
    <style:style style:name="Таблица3.A6" style:family="table-cell">
      <style:table-cell-properties fo:padding="0.097cm" fo:border="none"/>
    </style:style>
    <style:style style:name="Таблица3.B6" style:family="table-cell">
      <style:table-cell-properties fo:padding="0.097cm" fo:border="none"/>
    </style:style>
    <style:style style:name="Таблица3.C6" style:family="table-cell">
      <style:table-cell-properties fo:padding="0.097cm" fo:border="none"/>
    </style:style>
    <style:style style:name="Таблица3.A7" style:family="table-cell">
      <style:table-cell-properties fo:padding="0.097cm" fo:border="none"/>
    </style:style>
    <style:style style:name="Таблица3.B7" style:family="table-cell">
      <style:table-cell-properties fo:padding="0.097cm" fo:border="none"/>
    </style:style>
    <style:style style:name="Таблица3.C7" style:family="table-cell">
      <style:table-cell-properties fo:padding="0.097cm" fo:border="none"/>
    </style:style>
    <style:style style:name="Таблица3.A8" style:family="table-cell">
      <style:table-cell-properties fo:padding="0.097cm" fo:border="none"/>
    </style:style>
    <style:style style:name="Таблица3.B8" style:family="table-cell">
      <style:table-cell-properties fo:padding="0.097cm" fo:border="none"/>
    </style:style>
    <style:style style:name="Таблица3.C8" style:family="table-cell">
      <style:table-cell-properties fo:padding="0.097cm" fo:border="none"/>
    </style:style>
    <style:style style:name="Таблица3.A9" style:family="table-cell">
      <style:table-cell-properties fo:padding="0.097cm" fo:border-left="none" fo:border-right="none" fo:border-top="none" fo:border-bottom="0.05pt solid #000000"/>
    </style:style>
    <style:style style:name="Таблица3.B9" style:family="table-cell">
      <style:table-cell-properties fo:padding="0.097cm" fo:border-left="none" fo:border-right="none" fo:border-top="none" fo:border-bottom="0.05pt solid #000000"/>
    </style:style>
    <style:style style:name="Таблица3.C9" style:family="table-cell">
      <style:table-cell-properties fo:padding="0.097cm" fo:border-left="none" fo:border-right="none" fo:border-top="none" fo:border-bottom="0.05pt solid #000000"/>
    </style:style>
    <style:style style:name="Таблица4" style:family="table" style:master-page-name="">
      <style:table-properties style:width="10.804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Таблица4.A" style:family="table-column">
      <style:table-column-properties style:column-width="4.415cm"/>
    </style:style>
    <style:style style:name="Таблица4.B" style:family="table-column">
      <style:table-column-properties style:column-width="4.637cm"/>
    </style:style>
    <style:style style:name="Таблица4.C" style:family="table-column">
      <style:table-column-properties style:column-width="1.752cm"/>
    </style:style>
    <style:style style:name="Таблица4.1" style:family="table-row">
      <style:table-row-properties fo:background-color="transparent" fo:keep-together="auto">
        <style:background-image/>
      </style:table-row-properties>
    </style:style>
    <style:style style:name="Таблица4.A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e6e6ff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fo:padding="0.097cm" fo:border-left="0.05pt solid #000000" fo:border-right="none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tyle="italic" fo:font-weight="normal" officeooo:rsid="00151f92" officeooo:paragraph-rsid="000e8cf3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end" style:justify-single-word="false"/>
      <style:text-properties fo:font-size="17pt" fo:font-weight="bold" officeooo:rsid="001126b1" officeooo:paragraph-rsid="000e8cf3" style:font-size-asian="17pt" style:font-weight-asian="bold" style:font-name-complex="Courier New" style:font-size-complex="17pt" style:font-weight-complex="bold"/>
    </style:style>
    <style:style style:name="P3" style:family="paragraph" style:parent-style-name="Standard">
      <style:paragraph-properties fo:text-align="end" style:justify-single-word="false"/>
      <style:text-properties style:use-window-font-color="true" fo:font-size="12pt" fo:font-weight="bold" officeooo:rsid="00428234" officeooo:paragraph-rsid="000e8cf3" style:font-size-asian="12pt" style:font-weight-asian="bold" style:font-name-complex="Courier New" style:font-size-complex="12pt" style:font-weight-complex="bold"/>
    </style:style>
    <style:style style:name="P4" style:family="paragraph" style:parent-style-name="Standard">
      <style:paragraph-properties fo:text-align="end" style:justify-single-word="false"/>
      <style:text-properties style:use-window-font-color="true" fo:font-size="17pt" fo:font-weight="bold" officeooo:rsid="00428234" officeooo:paragraph-rsid="000e8cf3" style:font-size-asian="17pt" style:font-weight-asian="bold" style:font-name-complex="Courier New" style:font-size-complex="17pt" style:font-weight-complex="bold"/>
    </style:style>
    <style:style style:name="P5" style:family="paragraph" style:parent-style-name="Standard">
      <style:paragraph-properties fo:text-align="end" style:justify-single-word="false"/>
      <style:text-properties style:use-window-font-color="true" fo:font-size="13pt" fo:font-weight="normal" officeooo:rsid="00443187" officeooo:paragraph-rsid="000e8cf3" style:font-size-asian="13pt" style:font-weight-asian="normal" style:font-name-complex="Arial" style:font-size-complex="13pt" style:font-weight-complex="normal"/>
    </style:style>
    <style:style style:name="P6" style:family="paragraph" style:parent-style-name="Standard">
      <style:paragraph-properties fo:text-align="end" style:justify-single-word="false"/>
      <style:text-properties style:use-window-font-color="true" fo:font-size="13pt" fo:font-weight="normal" officeooo:rsid="00443187" officeooo:paragraph-rsid="00101f5f" style:font-size-asian="13pt" style:font-weight-asian="normal" style:font-name-complex="Ari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51f92" officeooo:paragraph-rsid="000e8cf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c71d8" officeooo:paragraph-rsid="007b61e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2f32cb"/>
    </style:style>
    <style:style style:name="P10" style:family="paragraph" style:parent-style-name="Standard">
      <style:paragraph-properties fo:text-align="start" style:justify-single-word="false"/>
      <style:text-properties officeooo:paragraph-rsid="0031fbed"/>
    </style:style>
    <style:style style:name="P11" style:family="paragraph" style:parent-style-name="Standard">
      <style:paragraph-properties fo:text-align="start" style:justify-single-word="false"/>
      <style:text-properties officeooo:paragraph-rsid="0037cf27"/>
    </style:style>
    <style:style style:name="P12" style:family="paragraph" style:parent-style-name="Standard">
      <style:paragraph-properties fo:text-align="start" style:justify-single-word="false"/>
      <style:text-properties officeooo:paragraph-rsid="003bb977"/>
    </style:style>
    <style:style style:name="P13" style:family="paragraph" style:parent-style-name="Standard">
      <style:paragraph-properties fo:text-align="start" style:justify-single-word="false"/>
      <style:text-properties officeooo:paragraph-rsid="003c03bb"/>
    </style:style>
    <style:style style:name="P14" style:family="paragraph" style:parent-style-name="Standard">
      <style:paragraph-properties fo:text-align="start" style:justify-single-word="false"/>
      <style:text-properties officeooo:paragraph-rsid="0049f3e7"/>
    </style:style>
    <style:style style:name="P15" style:family="paragraph" style:parent-style-name="Standard">
      <style:text-properties fo:font-weight="bold" officeooo:paragraph-rsid="007c9c51" style:font-weight-asian="bold" style:font-weight-complex="bold"/>
    </style:style>
    <style:style style:name="P16" style:family="paragraph" style:parent-style-name="Standard">
      <style:text-properties officeooo:paragraph-rsid="007b61ed"/>
    </style:style>
    <style:style style:name="P17" style:family="paragraph" style:parent-style-name="Standard" style:master-page-name="">
      <style:paragraph-properties fo:margin-top="2cm" fo:margin-bottom="1cm" style:contextual-spacing="false" fo:text-align="center" style:justify-single-word="false" style:page-number="auto"/>
      <style:text-properties fo:color="#5c8526" style:font-name="Arial Black" fo:font-size="16pt" fo:font-weight="normal" officeooo:rsid="001126b1" officeooo:paragraph-rsid="000e8cf3" style:font-size-asian="16pt" style:font-weight-asian="bold" style:font-size-complex="16pt" style:font-weight-complex="bold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paragraph-rsid="0014adc6"/>
    </style:style>
    <style:style style:name="P20" style:family="paragraph" style:parent-style-name="Table_20_Contents">
      <style:paragraph-properties fo:text-align="center" style:justify-single-word="false"/>
      <style:text-properties officeooo:paragraph-rsid="00155ac0"/>
    </style:style>
    <style:style style:name="P21" style:family="paragraph" style:parent-style-name="Table_20_Contents">
      <style:paragraph-properties fo:text-align="center" style:justify-single-word="false"/>
      <style:text-properties officeooo:paragraph-rsid="0016a79d"/>
    </style:style>
    <style:style style:name="P22" style:family="paragraph" style:parent-style-name="Table_20_Contents">
      <style:paragraph-properties fo:text-align="center" style:justify-single-word="false"/>
      <style:text-properties officeooo:paragraph-rsid="001773f2"/>
    </style:style>
    <style:style style:name="P23" style:family="paragraph" style:parent-style-name="Table_20_Contents">
      <style:paragraph-properties fo:text-align="center" style:justify-single-word="false"/>
      <style:text-properties officeooo:paragraph-rsid="0011af58"/>
    </style:style>
    <style:style style:name="P24" style:family="paragraph" style:parent-style-name="Table_20_Contents">
      <style:paragraph-properties fo:text-align="center" style:justify-single-word="false"/>
      <style:text-properties officeooo:paragraph-rsid="0026ac4f"/>
    </style:style>
    <style:style style:name="P25" style:family="paragraph" style:parent-style-name="Table_20_Contents">
      <style:paragraph-properties fo:text-align="center" style:justify-single-word="false"/>
      <style:text-properties officeooo:paragraph-rsid="0027cfd7"/>
    </style:style>
    <style:style style:name="P26" style:family="paragraph" style:parent-style-name="Table_20_Contents">
      <style:paragraph-properties fo:text-align="center" style:justify-single-word="false"/>
      <style:text-properties officeooo:paragraph-rsid="0027f3bd"/>
    </style:style>
    <style:style style:name="P27" style:family="paragraph" style:parent-style-name="Table_20_Contents">
      <style:paragraph-properties fo:text-align="center" style:justify-single-word="false"/>
      <style:text-properties officeooo:paragraph-rsid="00299fad"/>
    </style:style>
    <style:style style:name="P28" style:family="paragraph" style:parent-style-name="Table_20_Contents">
      <style:paragraph-properties fo:text-align="center" style:justify-single-word="false"/>
      <style:text-properties officeooo:paragraph-rsid="003e70cb"/>
    </style:style>
    <style:style style:name="P29" style:family="paragraph" style:parent-style-name="Table_20_Contents">
      <style:paragraph-properties fo:text-align="center" style:justify-single-word="false"/>
      <style:text-properties officeooo:paragraph-rsid="0040086f"/>
    </style:style>
    <style:style style:name="P30" style:family="paragraph" style:parent-style-name="Table_20_Contents">
      <style:paragraph-properties fo:text-align="center" style:justify-single-word="false"/>
      <style:text-properties officeooo:paragraph-rsid="00400c36"/>
    </style:style>
    <style:style style:name="P31" style:family="paragraph" style:parent-style-name="Table_20_Contents">
      <style:paragraph-properties fo:text-align="center" style:justify-single-word="false"/>
      <style:text-properties officeooo:rsid="0015a994" officeooo:paragraph-rsid="000e8cf3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officeooo:rsid="0015a994" officeooo:paragraph-rsid="0026ac4f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officeooo:rsid="0011af58" officeooo:paragraph-rsid="0011af58"/>
    </style:style>
    <style:style style:name="P34" style:family="paragraph" style:parent-style-name="Table_20_Contents">
      <style:paragraph-properties fo:text-align="center" style:justify-single-word="false"/>
      <style:text-properties officeooo:rsid="0011af58" officeooo:paragraph-rsid="0026ac4f"/>
    </style:style>
    <style:style style:name="P35" style:family="paragraph" style:parent-style-name="Table_20_Contents">
      <style:paragraph-properties fo:text-align="center" style:justify-single-word="false"/>
      <style:text-properties officeooo:rsid="003e70cb" officeooo:paragraph-rsid="003e70cb"/>
    </style:style>
    <style:style style:name="P36" style:family="paragraph" style:parent-style-name="Text_20_body">
      <style:paragraph-properties fo:text-align="start" style:justify-single-word="false"/>
      <style:text-properties fo:font-weight="normal" officeooo:rsid="00151f92" officeooo:paragraph-rsid="002c4841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weight="normal" officeooo:rsid="00151f92" officeooo:paragraph-rsid="004fec1e" style:font-weight-asian="normal" style:font-weight-complex="normal"/>
    </style:style>
    <style:style style:name="P38" style:family="paragraph" style:parent-style-name="Text_20_body">
      <style:text-properties officeooo:paragraph-rsid="0052a688"/>
    </style:style>
    <style:style style:name="P39" style:family="paragraph" style:parent-style-name="Text_20_body">
      <style:text-properties officeooo:paragraph-rsid="00583ab5"/>
    </style:style>
    <style:style style:name="P40" style:family="paragraph" style:parent-style-name="Text_20_body">
      <style:text-properties officeooo:paragraph-rsid="005ad5ed"/>
    </style:style>
    <style:style style:name="P41" style:family="paragraph" style:parent-style-name="Text_20_body">
      <style:text-properties officeooo:paragraph-rsid="005e8eed"/>
    </style:style>
    <style:style style:name="P42" style:family="paragraph" style:parent-style-name="Text_20_body">
      <style:text-properties officeooo:paragraph-rsid="00605b6c"/>
    </style:style>
    <style:style style:name="P43" style:family="paragraph" style:parent-style-name="Text_20_body">
      <style:text-properties officeooo:paragraph-rsid="0064b051"/>
    </style:style>
    <style:style style:name="P44" style:family="paragraph" style:parent-style-name="Text_20_body">
      <style:text-properties officeooo:paragraph-rsid="0066a03e"/>
    </style:style>
    <style:style style:name="P45" style:family="paragraph" style:parent-style-name="Text_20_body">
      <style:text-properties officeooo:paragraph-rsid="006884a8"/>
    </style:style>
    <style:style style:name="P46" style:family="paragraph" style:parent-style-name="Text_20_body">
      <style:text-properties officeooo:paragraph-rsid="006d99c6"/>
    </style:style>
    <style:style style:name="P47" style:family="paragraph" style:parent-style-name="Text_20_body">
      <style:text-properties officeooo:paragraph-rsid="006fb393"/>
    </style:style>
    <style:style style:name="P48" style:family="paragraph" style:parent-style-name="Text_20_body">
      <style:text-properties officeooo:paragraph-rsid="00722581"/>
    </style:style>
    <style:style style:name="P49" style:family="paragraph" style:parent-style-name="Text_20_body">
      <style:text-properties officeooo:paragraph-rsid="0072fef5"/>
    </style:style>
    <style:style style:name="P50" style:family="paragraph" style:parent-style-name="Text_20_body">
      <style:text-properties officeooo:paragraph-rsid="0073f843"/>
    </style:style>
    <style:style style:name="P51" style:family="paragraph" style:parent-style-name="Text_20_body">
      <style:text-properties officeooo:paragraph-rsid="007f8e62"/>
    </style:style>
    <style:style style:name="P52" style:family="paragraph" style:parent-style-name="Text_20_body">
      <style:text-properties officeooo:paragraph-rsid="00810b7b"/>
    </style:style>
    <style:style style:name="P53" style:family="paragraph" style:parent-style-name="Text_20_body">
      <style:text-properties officeooo:paragraph-rsid="0081e5e5"/>
    </style:style>
    <style:style style:name="P54" style:family="paragraph" style:parent-style-name="Text_20_body">
      <style:text-properties officeooo:paragraph-rsid="0082f0ac"/>
    </style:style>
    <style:style style:name="P55" style:family="paragraph" style:parent-style-name="Text_20_body">
      <style:text-properties officeooo:rsid="0082f0ac" officeooo:paragraph-rsid="0082f0ac"/>
    </style:style>
    <style:style style:name="P56" style:family="paragraph" style:parent-style-name="Text_20_body">
      <style:text-properties officeooo:rsid="0083d734" officeooo:paragraph-rsid="0083d734"/>
    </style:style>
    <style:style style:name="P57" style:family="paragraph" style:parent-style-name="Text_20_body">
      <style:text-properties officeooo:paragraph-rsid="00990b04"/>
    </style:style>
    <style:style style:name="P58" style:family="paragraph" style:parent-style-name="Text_20_body">
      <style:text-properties officeooo:paragraph-rsid="009d387d"/>
    </style:style>
    <style:style style:name="P59" style:family="paragraph" style:parent-style-name="Text_20_body">
      <style:text-properties officeooo:paragraph-rsid="00a049a0"/>
    </style:style>
    <style:style style:name="P60" style:family="paragraph" style:parent-style-name="Text_20_body">
      <style:text-properties officeooo:paragraph-rsid="00a5800e"/>
    </style:style>
    <style:style style:name="P61" style:family="paragraph" style:parent-style-name="Text_20_body">
      <style:text-properties officeooo:paragraph-rsid="00a86d6c"/>
    </style:style>
    <style:style style:name="P62" style:family="paragraph" style:parent-style-name="Text_20_body">
      <style:text-properties officeooo:paragraph-rsid="00a9f5cc"/>
    </style:style>
    <style:style style:name="P63" style:family="paragraph" style:parent-style-name="Text_20_body">
      <style:text-properties officeooo:paragraph-rsid="00aa10b4"/>
    </style:style>
    <style:style style:name="P64" style:family="paragraph" style:parent-style-name="Standard">
      <style:paragraph-properties fo:margin-top="0.6cm" fo:margin-bottom="0cm" style:contextual-spacing="false"/>
      <style:text-properties officeooo:paragraph-rsid="007b61ed"/>
    </style:style>
    <style:style style:name="P65" style:family="paragraph" style:parent-style-name="Standard">
      <style:paragraph-properties fo:text-align="start" style:justify-single-word="false"/>
      <style:text-properties fo:font-weight="bold" officeooo:paragraph-rsid="007ec260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weight="bold" officeooo:rsid="00151f92" officeooo:paragraph-rsid="0085dc7d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weight="bold" officeooo:rsid="00151f92" officeooo:paragraph-rsid="00bb9a81" style:font-weight-asian="bold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weight="bold" officeooo:rsid="00151f92" officeooo:paragraph-rsid="00be7f51" style:font-weight-asian="bold" style:font-weight-complex="bold"/>
    </style:style>
    <style:style style:name="P69" style:family="paragraph" style:parent-style-name="Text_20_body">
      <style:text-properties officeooo:paragraph-rsid="00722581"/>
    </style:style>
    <style:style style:name="P70" style:family="paragraph" style:parent-style-name="Text_20_body">
      <style:text-properties officeooo:paragraph-rsid="00acb3d3"/>
    </style:style>
    <style:style style:name="P71" style:family="paragraph" style:parent-style-name="Text_20_body">
      <style:text-properties officeooo:paragraph-rsid="00addcb1"/>
    </style:style>
    <style:style style:name="P72" style:family="paragraph" style:parent-style-name="Text_20_body">
      <style:text-properties officeooo:paragraph-rsid="00b682d9"/>
    </style:style>
    <style:style style:name="P73" style:family="paragraph" style:parent-style-name="Table_20_Contents">
      <style:paragraph-properties fo:text-align="center" style:justify-single-word="false"/>
      <style:text-properties officeooo:paragraph-rsid="00b253e0"/>
    </style:style>
    <style:style style:name="P74" style:family="paragraph" style:parent-style-name="Table_20_Contents">
      <style:paragraph-properties fo:text-align="center" style:justify-single-word="false"/>
      <style:text-properties officeooo:paragraph-rsid="00b5d82c"/>
    </style:style>
    <style:style style:name="P75" style:family="paragraph" style:parent-style-name="Table_20_Contents">
      <style:paragraph-properties fo:text-align="center" style:justify-single-word="false"/>
      <style:text-properties officeooo:paragraph-rsid="00b4a822"/>
    </style:style>
    <style:style style:name="P7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weight-asian="bold" style:font-weight-complex="bold"/>
    </style:style>
    <style:style style:name="P78" style:family="paragraph" style:parent-style-name="Heading_20_1">
      <style:text-properties officeooo:rsid="00520ca6" officeooo:paragraph-rsid="00520ca6"/>
    </style:style>
    <style:style style:name="P79" style:family="paragraph" style:parent-style-name="Heading_20_1">
      <style:text-properties officeooo:rsid="0011af58" officeooo:paragraph-rsid="0011af58"/>
    </style:style>
    <style:style style:name="P80" style:family="paragraph" style:parent-style-name="Heading_20_1">
      <style:text-properties officeooo:paragraph-rsid="00acb3d3"/>
    </style:style>
    <style:style style:name="P81" style:family="paragraph" style:parent-style-name="Heading_20_2">
      <style:text-properties officeooo:rsid="0052a688" officeooo:paragraph-rsid="0052a688"/>
    </style:style>
    <style:style style:name="P82" style:family="paragraph" style:parent-style-name="Heading_20_2">
      <style:text-properties officeooo:rsid="006008d8" officeooo:paragraph-rsid="006008d8"/>
    </style:style>
    <style:style style:name="P83" style:family="paragraph" style:parent-style-name="Heading_20_2">
      <style:text-properties officeooo:rsid="007f8e62" officeooo:paragraph-rsid="007f8e62"/>
    </style:style>
    <style:style style:name="P84" style:family="paragraph" style:parent-style-name="Heading_20_2">
      <style:text-properties officeooo:rsid="0072fef5" officeooo:paragraph-rsid="0072fef5"/>
    </style:style>
    <style:style style:name="P85" style:family="paragraph" style:parent-style-name="Heading_20_2">
      <style:text-properties officeooo:rsid="006d99c6" officeooo:paragraph-rsid="006d99c6"/>
    </style:style>
    <style:style style:name="P86" style:family="paragraph" style:parent-style-name="Heading_20_2">
      <style:text-properties officeooo:rsid="0082f0ac" officeooo:paragraph-rsid="0082f0ac"/>
    </style:style>
    <style:style style:name="P87" style:family="paragraph" style:parent-style-name="Heading_20_2">
      <style:text-properties officeooo:rsid="00990b04" officeooo:paragraph-rsid="00990b04"/>
    </style:style>
    <style:style style:name="P88" style:family="paragraph" style:parent-style-name="Heading_20_2">
      <style:text-properties officeooo:rsid="009c7229" officeooo:paragraph-rsid="009c7229"/>
    </style:style>
    <style:style style:name="P89" style:family="paragraph" style:parent-style-name="Heading_20_2">
      <style:text-properties officeooo:rsid="00a5800e" officeooo:paragraph-rsid="00a5800e"/>
    </style:style>
    <style:style style:name="P90" style:family="paragraph" style:parent-style-name="Heading_20_2">
      <style:text-properties officeooo:rsid="00a86d6c" officeooo:paragraph-rsid="00a86d6c"/>
    </style:style>
    <style:style style:name="P91" style:family="paragraph" style:parent-style-name="Heading_20_2">
      <style:text-properties officeooo:rsid="006fb393" officeooo:paragraph-rsid="006fb393"/>
    </style:style>
    <style:style style:name="P92" style:family="paragraph" style:parent-style-name="Heading_20_2">
      <style:text-properties fo:font-weight="bold" officeooo:rsid="0011af58" officeooo:paragraph-rsid="0011af58" style:font-weight-asian="bold" style:font-weight-complex="bold"/>
    </style:style>
    <style:style style:name="P93" style:family="paragraph" style:parent-style-name="Heading_20_2">
      <style:text-properties officeooo:rsid="0024ca53" officeooo:paragraph-rsid="0024ca53"/>
    </style:style>
    <style:style style:name="P94" style:family="paragraph" style:parent-style-name="Heading_20_2">
      <style:text-properties officeooo:paragraph-rsid="00acb3d3"/>
    </style:style>
    <style:style style:name="P95" style:family="paragraph" style:parent-style-name="Heading_20_2">
      <style:text-properties officeooo:paragraph-rsid="00addcb1"/>
    </style:style>
    <style:style style:name="P96" style:family="paragraph" style:parent-style-name="Heading_20_2">
      <style:text-properties officeooo:paragraph-rsid="00b682d9"/>
    </style:style>
    <style:style style:name="T1" style:family="text">
      <style:text-properties officeooo:rsid="00750fa9"/>
    </style:style>
    <style:style style:name="T2" style:family="text">
      <style:text-properties officeooo:rsid="0041702f"/>
    </style:style>
    <style:style style:name="T3" style:family="text">
      <style:text-properties fo:color="#800080" officeooo:rsid="0041702f"/>
    </style:style>
    <style:style style:name="T4" style:family="text">
      <style:text-properties fo:color="#800080" officeooo:rsid="002dd98c"/>
    </style:style>
    <style:style style:name="T5" style:family="text">
      <style:text-properties officeooo:rsid="0051db22"/>
    </style:style>
    <style:style style:name="T6" style:family="text">
      <style:text-properties officeooo:rsid="00532ea3"/>
    </style:style>
    <style:style style:name="T7" style:family="text">
      <style:text-properties fo:color="#ff3366"/>
    </style:style>
    <style:style style:name="T8" style:family="text">
      <style:text-properties fo:color="#ff3366" officeooo:rsid="00461444"/>
    </style:style>
    <style:style style:name="T9" style:family="text">
      <style:text-properties fo:color="#ff3366" officeooo:rsid="004a82ba"/>
    </style:style>
    <style:style style:name="T10" style:family="text">
      <style:text-properties fo:color="#00ae00"/>
    </style:style>
    <style:style style:name="T11" style:family="text">
      <style:text-properties fo:color="#00ae00" officeooo:rsid="00473854"/>
    </style:style>
    <style:style style:name="T12" style:family="text">
      <style:text-properties officeooo:rsid="00473854"/>
    </style:style>
    <style:style style:name="T13" style:family="text">
      <style:text-properties officeooo:rsid="00461444"/>
    </style:style>
    <style:style style:name="T14" style:family="text">
      <style:text-properties officeooo:rsid="00465441"/>
    </style:style>
    <style:style style:name="T15" style:family="text">
      <style:text-properties officeooo:rsid="0049dc04" style:font-name-complex="Arial2"/>
    </style:style>
    <style:style style:name="T16" style:family="text">
      <style:text-properties officeooo:rsid="0049dc04" style:font-name-complex="Times New Roman1"/>
    </style:style>
    <style:style style:name="T17" style:family="text">
      <style:text-properties officeooo:rsid="004dbeee" style:font-name-complex="Times New Roman1"/>
    </style:style>
    <style:style style:name="T18" style:family="text">
      <style:text-properties officeooo:rsid="0011af58" style:font-name-complex="Times New Roman1"/>
    </style:style>
    <style:style style:name="T19" style:family="text">
      <style:text-properties officeooo:rsid="004a82ba"/>
    </style:style>
    <style:style style:name="T20" style:family="text">
      <style:text-properties officeooo:rsid="004be36f"/>
    </style:style>
    <style:style style:name="T21" style:family="text">
      <style:text-properties officeooo:rsid="004dbeee"/>
    </style:style>
    <style:style style:name="T22" style:family="text">
      <style:text-properties officeooo:rsid="00103086"/>
    </style:style>
    <style:style style:name="T23" style:family="text">
      <style:text-properties officeooo:rsid="00136d08"/>
    </style:style>
    <style:style style:name="T24" style:family="text">
      <style:text-properties officeooo:rsid="0014adc6"/>
    </style:style>
    <style:style style:name="T25" style:family="text">
      <style:text-properties officeooo:rsid="00155ac0"/>
    </style:style>
    <style:style style:name="T26" style:family="text">
      <style:text-properties officeooo:rsid="0016a79d"/>
    </style:style>
    <style:style style:name="T27" style:family="text">
      <style:text-properties officeooo:rsid="001773f2"/>
    </style:style>
    <style:style style:name="T28" style:family="text">
      <style:text-properties officeooo:rsid="001915c8"/>
    </style:style>
    <style:style style:name="T29" style:family="text">
      <style:text-properties officeooo:rsid="001c25fb"/>
    </style:style>
    <style:style style:name="T30" style:family="text">
      <style:text-properties officeooo:rsid="001db4fb"/>
    </style:style>
    <style:style style:name="T31" style:family="text">
      <style:text-properties officeooo:rsid="002257e3"/>
    </style:style>
    <style:style style:name="T32" style:family="text">
      <style:text-properties officeooo:rsid="0023680e"/>
    </style:style>
    <style:style style:name="T33" style:family="text">
      <style:text-properties officeooo:rsid="0026ac4f"/>
    </style:style>
    <style:style style:name="T34" style:family="text">
      <style:text-properties officeooo:rsid="0027cfd7"/>
    </style:style>
    <style:style style:name="T35" style:family="text">
      <style:text-properties officeooo:rsid="0027f3bd"/>
    </style:style>
    <style:style style:name="T36" style:family="text">
      <style:text-properties officeooo:rsid="00299fad"/>
    </style:style>
    <style:style style:name="T37" style:family="text">
      <style:text-properties officeooo:rsid="002a1e33"/>
    </style:style>
    <style:style style:name="T38" style:family="text">
      <style:text-properties style:text-position="super 58%" officeooo:rsid="002a1e33"/>
    </style:style>
    <style:style style:name="T39" style:family="text">
      <style:text-properties officeooo:rsid="002c4841"/>
    </style:style>
    <style:style style:name="T40" style:family="text">
      <style:text-properties officeooo:rsid="002f32cb"/>
    </style:style>
    <style:style style:name="T41" style:family="text">
      <style:text-properties officeooo:rsid="0031fbed"/>
    </style:style>
    <style:style style:name="T42" style:family="text">
      <style:text-properties officeooo:rsid="0034c243"/>
    </style:style>
    <style:style style:name="T43" style:family="text">
      <style:text-properties officeooo:rsid="003500b0"/>
    </style:style>
    <style:style style:name="T44" style:family="text">
      <style:text-properties officeooo:rsid="003684e1"/>
    </style:style>
    <style:style style:name="T45" style:family="text">
      <style:text-properties officeooo:rsid="0037cf27"/>
    </style:style>
    <style:style style:name="T46" style:family="text">
      <style:text-properties officeooo:rsid="0039e8e1"/>
    </style:style>
    <style:style style:name="T47" style:family="text">
      <style:text-properties officeooo:rsid="003a4305"/>
    </style:style>
    <style:style style:name="T48" style:family="text">
      <style:text-properties officeooo:rsid="003aab0c"/>
    </style:style>
    <style:style style:name="T49" style:family="text">
      <style:text-properties officeooo:rsid="003b7c73"/>
    </style:style>
    <style:style style:name="T50" style:family="text">
      <style:text-properties officeooo:rsid="003bb977"/>
    </style:style>
    <style:style style:name="T51" style:family="text">
      <style:text-properties officeooo:rsid="003c03bb"/>
    </style:style>
    <style:style style:name="T52" style:family="text">
      <style:text-properties officeooo:rsid="003dc003"/>
    </style:style>
    <style:style style:name="T53" style:family="text">
      <style:text-properties officeooo:rsid="00400c36"/>
    </style:style>
    <style:style style:name="T54" style:family="text">
      <style:text-properties officeooo:rsid="00425044"/>
    </style:style>
    <style:style style:name="T55" style:family="text">
      <style:text-properties officeooo:rsid="0043a571"/>
    </style:style>
    <style:style style:name="T56" style:family="text">
      <style:text-properties officeooo:rsid="00483b40"/>
    </style:style>
    <style:style style:name="T57" style:family="text">
      <style:text-properties officeooo:rsid="0049f3e7"/>
    </style:style>
    <style:style style:name="T58" style:family="text">
      <style:text-properties officeooo:rsid="004b92e5"/>
    </style:style>
    <style:style style:name="T59" style:family="text">
      <style:text-properties officeooo:rsid="004d4bc2"/>
    </style:style>
    <style:style style:name="T60" style:family="text">
      <style:text-properties officeooo:rsid="004e1f46"/>
    </style:style>
    <style:style style:name="T61" style:family="text">
      <style:text-properties officeooo:rsid="004fec1e"/>
    </style:style>
    <style:style style:name="T62" style:family="text">
      <style:text-properties officeooo:rsid="00518080"/>
    </style:style>
    <style:style style:name="T63" style:family="text">
      <style:text-properties officeooo:rsid="0052a688"/>
    </style:style>
    <style:style style:name="T64" style:family="text">
      <style:text-properties officeooo:rsid="00531940"/>
    </style:style>
    <style:style style:name="T65" style:family="text">
      <style:text-properties officeooo:rsid="005426d8"/>
    </style:style>
    <style:style style:name="T66" style:family="text">
      <style:text-properties officeooo:rsid="0054adff"/>
    </style:style>
    <style:style style:name="T67" style:family="text">
      <style:text-properties officeooo:rsid="00566002"/>
    </style:style>
    <style:style style:name="T68" style:family="text">
      <style:text-properties officeooo:rsid="00570ded"/>
    </style:style>
    <style:style style:name="T69" style:family="text">
      <style:text-properties officeooo:rsid="00583ab5"/>
    </style:style>
    <style:style style:name="T70" style:family="text">
      <style:text-properties officeooo:rsid="0058dae7"/>
    </style:style>
    <style:style style:name="T71" style:family="text">
      <style:text-properties officeooo:rsid="005ad5ed"/>
    </style:style>
    <style:style style:name="T72" style:family="text">
      <style:text-properties officeooo:rsid="005e8eed"/>
    </style:style>
    <style:style style:name="T73" style:family="text">
      <style:text-properties officeooo:rsid="005f8bcc"/>
    </style:style>
    <style:style style:name="T74" style:family="text">
      <style:text-properties officeooo:rsid="006008d8"/>
    </style:style>
    <style:style style:name="T75" style:family="text">
      <style:text-properties officeooo:rsid="00605b6c"/>
    </style:style>
    <style:style style:name="T76" style:family="text">
      <style:text-properties officeooo:rsid="00639ebb"/>
    </style:style>
    <style:style style:name="T77" style:family="text">
      <style:text-properties officeooo:rsid="0064b051"/>
    </style:style>
    <style:style style:name="T78" style:family="text">
      <style:text-properties officeooo:rsid="0066a03e"/>
    </style:style>
    <style:style style:name="T79" style:family="text">
      <style:text-properties officeooo:rsid="006884a8"/>
    </style:style>
    <style:style style:name="T80" style:family="text">
      <style:text-properties officeooo:rsid="006a5f72"/>
    </style:style>
    <style:style style:name="T81" style:family="text">
      <style:text-properties officeooo:rsid="006c0d58"/>
    </style:style>
    <style:style style:name="T82" style:family="text">
      <style:text-properties officeooo:rsid="006d99c6"/>
    </style:style>
    <style:style style:name="T83" style:family="text">
      <style:text-properties officeooo:rsid="006f12cc"/>
    </style:style>
    <style:style style:name="T84" style:family="text">
      <style:text-properties officeooo:rsid="006f20b5"/>
    </style:style>
    <style:style style:name="T85" style:family="text">
      <style:text-properties officeooo:rsid="006f4ea8"/>
    </style:style>
    <style:style style:name="T86" style:family="text">
      <style:text-properties officeooo:rsid="006fb393"/>
    </style:style>
    <style:style style:name="T87" style:family="text">
      <style:text-properties officeooo:rsid="007066b0"/>
    </style:style>
    <style:style style:name="T88" style:family="text">
      <style:text-properties officeooo:rsid="00722581"/>
    </style:style>
    <style:style style:name="T89" style:family="text">
      <style:text-properties officeooo:rsid="0072fef5"/>
    </style:style>
    <style:style style:name="T90" style:family="text">
      <style:text-properties officeooo:rsid="0073f843"/>
    </style:style>
    <style:style style:name="T91" style:family="text">
      <style:text-properties fo:font-weight="normal" officeooo:rsid="001e21e7" style:font-weight-asian="normal" style:font-weight-complex="normal"/>
    </style:style>
    <style:style style:name="T92" style:family="text">
      <style:text-properties fo:font-weight="normal" officeooo:rsid="000f29b3" style:font-weight-asian="normal" style:font-weight-complex="normal"/>
    </style:style>
    <style:style style:name="T93" style:family="text">
      <style:text-properties fo:font-weight="normal" officeooo:rsid="001f57b0" style:font-weight-asian="normal" style:font-weight-complex="normal"/>
    </style:style>
    <style:style style:name="T94" style:family="text">
      <style:text-properties fo:font-weight="normal" officeooo:rsid="001fbd3d" style:font-weight-asian="normal" style:font-weight-complex="normal"/>
    </style:style>
    <style:style style:name="T95" style:family="text">
      <style:text-properties fo:font-weight="normal" officeooo:rsid="001fde3d" style:font-weight-asian="normal" style:font-weight-complex="normal"/>
    </style:style>
    <style:style style:name="T96" style:family="text">
      <style:text-properties fo:font-weight="normal" officeooo:rsid="00160491" style:font-weight-asian="normal" style:font-weight-complex="normal"/>
    </style:style>
    <style:style style:name="T97" style:family="text">
      <style:text-properties fo:font-weight="normal" officeooo:rsid="000bf78c" style:font-weight-asian="normal" style:font-weight-complex="normal"/>
    </style:style>
    <style:style style:name="T98" style:family="text">
      <style:text-properties fo:font-weight="normal" officeooo:rsid="000b026e" style:font-weight-asian="normal" style:font-weight-complex="normal"/>
    </style:style>
    <style:style style:name="T99" style:family="text">
      <style:text-properties fo:font-weight="normal" officeooo:rsid="0011a388" style:font-weight-asian="normal" style:font-weight-complex="normal"/>
    </style:style>
    <style:style style:name="T100" style:family="text">
      <style:text-properties fo:font-weight="normal" officeooo:rsid="00166b90" style:font-weight-asian="normal" style:font-weight-complex="normal"/>
    </style:style>
    <style:style style:name="T101" style:family="text">
      <style:text-properties fo:font-weight="normal" officeooo:rsid="007d7172" style:font-weight-asian="normal" style:font-weight-complex="normal"/>
    </style:style>
    <style:style style:name="T102" style:family="text">
      <style:text-properties fo:font-weight="normal" officeooo:rsid="007ec260" style:font-weight-asian="normal" style:font-weight-complex="normal"/>
    </style:style>
    <style:style style:name="T103" style:family="text">
      <style:text-properties fo:font-weight="normal" officeooo:rsid="007ee063" style:font-weight-asian="normal" style:font-weight-complex="normal"/>
    </style:style>
    <style:style style:name="T104" style:family="text">
      <style:text-properties fo:font-weight="normal" officeooo:rsid="00858e4f" style:font-weight-asian="normal" style:font-weight-complex="normal"/>
    </style:style>
    <style:style style:name="T105" style:family="text">
      <style:text-properties fo:font-weight="normal" officeooo:rsid="0085dc7d" style:font-weight-asian="normal" style:font-weight-complex="normal"/>
    </style:style>
    <style:style style:name="T106" style:family="text">
      <style:text-properties fo:font-weight="normal" officeooo:rsid="009f37cd" style:font-weight-asian="normal" style:font-weight-complex="normal"/>
    </style:style>
    <style:style style:name="T107" style:family="text">
      <style:text-properties fo:font-weight="normal" officeooo:rsid="00bb9a81" style:font-weight-asian="normal" style:font-weight-complex="normal"/>
    </style:style>
    <style:style style:name="T108" style:family="text">
      <style:text-properties fo:font-weight="normal" officeooo:rsid="00bd0a32" style:font-weight-asian="normal" style:font-weight-complex="normal"/>
    </style:style>
    <style:style style:name="T109" style:family="text">
      <style:text-properties fo:font-weight="normal" officeooo:rsid="00be7f51" style:font-weight-asian="normal" style:font-weight-complex="normal"/>
    </style:style>
    <style:style style:name="T110" style:family="text">
      <style:text-properties fo:font-weight="bold" officeooo:rsid="001e21e7" style:font-weight-asian="bold" style:font-weight-complex="bold"/>
    </style:style>
    <style:style style:name="T111" style:family="text">
      <style:text-properties officeooo:rsid="0010dd90"/>
    </style:style>
    <style:style style:name="T112" style:family="text">
      <style:text-properties officeooo:rsid="000bf78c"/>
    </style:style>
    <style:style style:name="T113" style:family="text">
      <style:text-properties officeooo:rsid="000ded2b"/>
    </style:style>
    <style:style style:name="T114" style:family="text">
      <style:text-properties officeooo:rsid="000b026e"/>
    </style:style>
    <style:style style:name="T115" style:family="text">
      <style:text-properties officeooo:rsid="0011a388"/>
    </style:style>
    <style:style style:name="T116" style:family="text">
      <style:text-properties officeooo:rsid="000f29b3"/>
    </style:style>
    <style:style style:name="T117" style:family="text">
      <style:text-properties officeooo:rsid="00166b90"/>
    </style:style>
    <style:style style:name="T118" style:family="text">
      <style:text-properties officeooo:rsid="001368de"/>
    </style:style>
    <style:style style:name="T119" style:family="text">
      <style:text-properties officeooo:rsid="0014a057"/>
    </style:style>
    <style:style style:name="T120" style:family="text">
      <style:text-properties officeooo:rsid="007c9c51"/>
    </style:style>
    <style:style style:name="T121" style:family="text">
      <style:text-properties officeooo:rsid="007f8e62"/>
    </style:style>
    <style:style style:name="T122" style:family="text">
      <style:text-properties officeooo:rsid="00804c43"/>
    </style:style>
    <style:style style:name="T123" style:family="text">
      <style:text-properties officeooo:rsid="00810b7b"/>
    </style:style>
    <style:style style:name="T124" style:family="text">
      <style:text-properties officeooo:rsid="0081e5e5"/>
    </style:style>
    <style:style style:name="T125" style:family="text">
      <style:text-properties officeooo:rsid="0082f0ac"/>
    </style:style>
    <style:style style:name="T126" style:family="text">
      <style:text-properties officeooo:rsid="0083d734"/>
    </style:style>
    <style:style style:name="T127" style:family="text">
      <style:text-properties officeooo:rsid="008942c9"/>
    </style:style>
    <style:style style:name="T128" style:family="text">
      <style:text-properties officeooo:rsid="008a12d1"/>
    </style:style>
    <style:style style:name="T129" style:family="text">
      <style:text-properties officeooo:rsid="008b5500"/>
    </style:style>
    <style:style style:name="T130" style:family="text">
      <style:text-properties officeooo:rsid="008c128e"/>
    </style:style>
    <style:style style:name="T131" style:family="text">
      <style:text-properties officeooo:rsid="008e0bb8"/>
    </style:style>
    <style:style style:name="T132" style:family="text">
      <style:text-properties officeooo:rsid="008f6b5c"/>
    </style:style>
    <style:style style:name="T133" style:family="text">
      <style:text-properties officeooo:rsid="0090c11e"/>
    </style:style>
    <style:style style:name="T134" style:family="text">
      <style:text-properties officeooo:rsid="00910742"/>
    </style:style>
    <style:style style:name="T135" style:family="text">
      <style:text-properties officeooo:rsid="0092fd56"/>
    </style:style>
    <style:style style:name="T136" style:family="text">
      <style:text-properties officeooo:rsid="00930079"/>
    </style:style>
    <style:style style:name="T137" style:family="text">
      <style:text-properties officeooo:rsid="0096221a"/>
    </style:style>
    <style:style style:name="T138" style:family="text">
      <style:text-properties officeooo:rsid="00990b04"/>
    </style:style>
    <style:style style:name="T139" style:family="text">
      <style:text-properties officeooo:rsid="009c7229"/>
    </style:style>
    <style:style style:name="T140" style:family="text">
      <style:text-properties officeooo:rsid="009d387d"/>
    </style:style>
    <style:style style:name="T141" style:family="text">
      <style:text-properties officeooo:rsid="00a049a0"/>
    </style:style>
    <style:style style:name="T142" style:family="text">
      <style:text-properties officeooo:rsid="00a2959f"/>
    </style:style>
    <style:style style:name="T143" style:family="text">
      <style:text-properties officeooo:rsid="00a5800e"/>
    </style:style>
    <style:style style:name="T144" style:family="text">
      <style:text-properties officeooo:rsid="00a86d6c"/>
    </style:style>
    <style:style style:name="T145" style:family="text">
      <style:text-properties officeooo:rsid="00a986e8"/>
    </style:style>
    <style:style style:name="T146" style:family="text">
      <style:text-properties officeooo:rsid="00a9e720"/>
    </style:style>
    <style:style style:name="T147" style:family="text">
      <style:text-properties officeooo:rsid="00a9f5cc"/>
    </style:style>
    <style:style style:name="T148" style:family="text">
      <style:text-properties officeooo:rsid="00aa10b4"/>
    </style:style>
    <style:style style:name="T149" style:family="text">
      <style:text-properties officeooo:rsid="00aa4b98"/>
    </style:style>
    <style:style style:name="T150" style:family="text">
      <style:text-properties officeooo:rsid="00acb3d3"/>
    </style:style>
    <style:style style:name="T151" style:family="text">
      <style:text-properties officeooo:rsid="00addcb1"/>
    </style:style>
    <style:style style:name="T152" style:family="text">
      <style:text-properties officeooo:rsid="00af68d0"/>
    </style:style>
    <style:style style:name="T153" style:family="text">
      <style:text-properties officeooo:rsid="00b0d086"/>
    </style:style>
    <style:style style:name="T154" style:family="text">
      <style:text-properties officeooo:rsid="00b253e0"/>
    </style:style>
    <style:style style:name="T155" style:family="text">
      <style:text-properties officeooo:rsid="00b4a822"/>
    </style:style>
    <style:style style:name="T156" style:family="text">
      <style:text-properties officeooo:rsid="00b5d82c"/>
    </style:style>
    <style:style style:name="T157" style:family="text">
      <style:text-properties officeooo:rsid="00b682d9"/>
    </style:style>
    <style:style style:name="T158" style:family="text">
      <style:text-properties officeooo:rsid="00bfb463"/>
    </style:style>
    <style:style style:name="T159" style:family="text">
      <style:text-properties officeooo:rsid="00bfde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بسم <text:span text:style-name="T7">الله</text:span> <text:span text:style-name="T10">الرحمن الرحيم</text:span></text:p>
      <text:p text:style-name="P3">سلام عليكم</text:p>
      <text:p text:style-name="P4"/>
      <text:p text:style-name="P5">قال <text:span text:style-name="T7">الله</text:span> <text:span text:style-name="T11">تعالي</text:span> ف<text:span text:style-name="T12">ي</text:span> كتاب<text:span text:style-name="T7">ه</text:span> <text:span text:style-name="T12">ال</text:span>كريم</text:p>
      <text:p text:style-name="P6"><text:span text:style-name="T13">و قل </text:span><text:span text:style-name="T8">رب</text:span><text:span text:style-name="T13"> زدني علما –</text:span><text:span text:style-name="T14"> طه, </text:span><text:span text:style-name="T16">۱۱</text:span><text:span text:style-name="T15">٤</text:span><text:span text:style-name="T16"> ...</text:span></text:p>
      <text:p text:style-name="P5"><text:span text:style-name="T19">انا أنزل</text:span><text:span text:style-name="T9">ن</text:span><text:span text:style-name="T19">اه قرآنا عربيا </text:span><text:span text:style-name="T20">لعلكم تعقلون –</text:span><text:span text:style-name="T21"> يوسف, </text:span><text:span text:style-name="T17">٢</text:span></text:p>
      <text:p text:style-name="P17">Грамматика. Справочник. Часть <text:span text:style-name="T22">2</text:span></text:p>
      <text:h text:style-name="P78" text:outline-level="1">Породы. <text:span text:style-name="T142">Имена</text:span></text:h>
      <text:h text:style-name="P81" text:outline-level="2">I <text:span text:style-name="T74">п</text:span>орода</text:h>
      <text:p text:style-name="P38"><text:span text:style-name="Пункт"><text:span text:style-name="T63">Формулы</text:span></text:span><text:span text:style-name="T63"> — </text:span><text:span text:style-name="Арабиййун"><text:span text:style-name="T63">فَعَُِلَ</text:span></text:span><text:span text:style-name="T63">. С фатхой обычно имеет переходное значение, с даммой — непереходное, с кясрой — как переходное, так и непереходное.</text:span></text:p>
      <text:p text:style-name="P39"><text:span text:style-name="Пункт"><text:span text:style-name="T64">Повелительное наклонение</text:span></text:span><text:span text:style-name="T64"> образуется от формы 2-го лица настояще-будущего времени путем постановки сукуна над последней коренной и прибавления в начале соединительной хамзы </text:span><text:span text:style-name="T65">либо с </text:span><text:span text:style-name="T64">даммой, если средняя коренная также с даммой, либо с кясрой, </text:span><text:span text:style-name="T65">если средняя коренная с фатхой или кясрой. </text:span><text:span text:style-name="T66">Окончание </text:span><text:span text:style-name="Арабиййун"><text:span text:style-name="T66">ن</text:span></text:span><text:span text:style-name="T66"> после долгого гласного при этом опускается. </text:span><text:span text:style-name="T67">Для выражения повеления, относимого 1 и 3 лицу, используется т. н. усеченная форма настояще-будущего времени </text:span><text:span text:style-name="T69">в сочетании с </text:span><text:span text:style-name="T67">повелительной частиц</text:span><text:span text:style-name="T69">ей</text:span><text:span text:style-name="T67"> </text:span><text:span text:style-name="Арабиййун"><text:span text:style-name="T67">لِ</text:span></text:span><text:span text:style-name="T67">. </text:span><text:span text:style-name="T69">Усеченная форма </text:span><text:span text:style-name="T158">(условное наклонение) </text:span><text:span text:style-name="T68">образуется путем </text:span><text:span text:style-name="T64">постановки сукуна над последней коренной, </text:span><text:span text:style-name="T68">опущения конечных </text:span><text:span text:style-name="Акцент"><text:span text:style-name="T68">нунов</text:span></text:span><text:span text:style-name="T68"> (кроме </text:span><text:span text:style-name="Арабиййун"><text:span text:style-name="T68">ـْنَ</text:span></text:span><text:span text:style-name="T68"> в 3 л. ж. р. мн. числа).</text:span><text:span text:style-name="T70"> Форма повелительного наклонения с отрицанием не употребляется. Для выражения запрещения используется усеченная форма настояще-будущего времени с отрицанием </text:span><text:span text:style-name="Арабиййун"><text:span text:style-name="T70">لا</text:span></text:span><text:span text:style-name="T70">. </text:span><text:span text:style-name="T159">Усеченная форма в сочетании с частицей </text:span><text:span text:style-name="Арабиййун"><text:span text:style-name="T159">لَمْ</text:span></text:span><text:span text:style-name="T159"> (</text:span><text:span text:style-name="Акцент"><text:span text:style-name="T159">не</text:span></text:span><text:span text:style-name="T159">) получает значение прошедшего времени с категоричностью отрицания (</text:span><text:span text:style-name="Акцент"><text:span text:style-name="T159">совсем, отнюдь</text:span></text:span><text:span text:style-name="T159">).</text:span></text:p>
      <text:p text:style-name="P40"><text:span text:style-name="Пункт"><text:span text:style-name="T71">Наиболее употребительный формулы масдара</text:span></text:span><text:span text:style-name="T71">: от переходных глаголов часто образуется по формуле </text:span><text:span text:style-name="Арабиййун"><text:span text:style-name="T71">فَعْلٌ</text:span></text:span><text:span text:style-name="T71">; от непереходных типа </text:span><text:span text:style-name="Арабиййун"><text:span text:style-name="T71">فَعَلَ</text:span></text:span><text:span text:style-name="T71"> и глаголов, обозначающих движение — </text:span><text:span text:style-name="Арабиййун"><text:span text:style-name="T71">فُعُولٌ</text:span></text:span><text:span text:style-name="T71">; от глаголов типа </text:span><text:span text:style-name="Арабиййун"><text:span text:style-name="T71">فَعِلَ</text:span></text:span><text:span text:style-name="T71">, выражающих временное состояние — </text:span><text:span text:style-name="Арабиййун"><text:span text:style-name="T71">فَعَلٌ</text:span></text:span><text:span text:style-name="T71">; от глаголов типа </text:span><text:span text:style-name="Арабиййун"><text:span text:style-name="T71">فَعُلَ</text:span></text:span><text:span text:style-name="T71">, выражающих постоянное состояние — </text:span><text:span text:style-name="Арабиййун"><text:span text:style-name="T71">فُعُولَةٌ</text:span></text:span><text:span text:style-name="T71"> либо </text:span><text:span text:style-name="Арабиййун"><text:span text:style-name="T71">فِعَلٌ</text:span></text:span><text:span text:style-name="T71">.</text:span></text:p>
      <text:p text:style-name="P41"><text:span text:style-name="Пункт"><text:span text:style-name="T72">Причастие</text:span></text:span><text:span text:style-name="T72"> действительного залога — </text:span><text:span text:style-name="Арабиййун"><text:span text:style-name="T73">فَاعِلٌ</text:span></text:span><text:span text:style-name="T72">, страдательного (практически образу</text:span><text:span text:style-name="T73">е</text:span><text:span text:style-name="T72">тся лишь от переходных глаголов) — </text:span><text:span text:style-name="Арабиййун"><text:span text:style-name="T73">مَفْعُولٌ</text:span></text:span><text:span text:style-name="T72">.</text:span></text:p>
      <text:h text:style-name="P82" text:outline-level="2"><text:soft-page-break/>II порода</text:h>
      <text:p text:style-name="P43"><text:span text:style-name="Пункт"><text:span text:style-name="T75">Формула</text:span></text:span><text:span text:style-name="T75"> действительного залога — </text:span><text:span text:style-name="Арабиййун"><text:span text:style-name="T75">فَعَّلَ</text:span></text:span><text:span text:style-name="T75">. </text:span><text:span text:style-name="T76">Настояще-будущее время действительного залога образуется по стандартной схеме, однако огласовкой </text:span><text:span text:style-name="T90">личного </text:span><text:span text:style-name="T76">преформатива является дамма, </text:span><text:span text:style-name="T77">первой </text:span><text:span text:style-name="T76">коренной — </text:span><text:span text:style-name="T77">фатха</text:span><text:span text:style-name="T76">, средней коренной — кясра: </text:span><text:span text:style-name="Арабиййун"><text:span text:style-name="T127">يُفَعِّلُ</text:span></text:span><text:span text:style-name="T76">.</text:span></text:p>
      <text:p text:style-name="P42"><text:span text:style-name="Пункт"><text:span text:style-name="T75">Основные значения</text:span></text:span><text:span text:style-name="T75">: усиленное или учащенное действие </text:span><text:span text:style-name="T128">(</text:span><text:span text:style-name="Акцент"><text:span text:style-name="T128">резать</text:span></text:span><text:span text:style-name="T128"> — </text:span><text:span text:style-name="Акцент"><text:span text:style-name="T128">резать на куски</text:span></text:span><text:span text:style-name="T128">; </text:span><text:span text:style-name="Акцент"><text:span text:style-name="T128">рвать</text:span></text:span><text:span text:style-name="T128"> — </text:span><text:span text:style-name="Акцент"><text:span text:style-name="T128">рвать на куски, в клочья</text:span></text:span><text:span text:style-name="T128">)</text:span><text:span text:style-name="T75">; сообщение переходности глаголам непереходным или двойной переходности глаголам переходным (понудительное значение) по большей части с оттенком длительности действия </text:span><text:span text:style-name="T128">(</text:span><text:span text:style-name="Акцент"><text:span text:style-name="T128">быть чистым</text:span></text:span><text:span text:style-name="T128"> — </text:span><text:span text:style-name="Акцент"><text:span text:style-name="T128">чистить</text:span></text:span><text:span text:style-name="T128">; </text:span><text:span text:style-name="Акцент"><text:span text:style-name="T128">знать</text:span></text:span><text:span text:style-name="T128"> — </text:span><text:span text:style-name="Акцент"><text:span text:style-name="T128">обучать</text:span></text:span><text:span text:style-name="T128">; </text:span><text:span text:style-name="Акцент"><text:span text:style-name="T128">кушать</text:span></text:span><text:span text:style-name="T128"> — </text:span><text:span text:style-name="Акцент"><text:span text:style-name="T128">кормить</text:span></text:span><text:span text:style-name="T128">)</text:span><text:span text:style-name="T75">; объявительное (декларативное) значение </text:span><text:span text:style-name="T128">(</text:span><text:span text:style-name="Акцент"><text:span text:style-name="T128">говорить правду, быть правдивым</text:span></text:span><text:span text:style-name="T128"> — </text:span><text:span text:style-name="Акцент"><text:span text:style-name="T128">считать правдивым, верить</text:span></text:span><text:span text:style-name="T128">)</text:span><text:span text:style-name="T75">; будучи образованным от имени — </text:span><text:span text:style-name="Акцент"><text:span text:style-name="T75">превращать в то, что обозначает имя</text:span></text:span><text:span text:style-name="T75">, </text:span><text:span text:style-name="Акцент"><text:span text:style-name="T75">делать похожим на то, что обозначает имя</text:span></text:span><text:span text:style-name="T75">.</text:span></text:p>
      <text:p text:style-name="P44"><text:span text:style-name="Пункт"><text:span text:style-name="T78">Повелительное наклонение</text:span></text:span><text:span text:style-name="T78"> — </text:span><text:span text:style-name="Арабиййун"><text:span text:style-name="T78">فَعِّلْ</text:span></text:span><text:span text:style-name="T78">.</text:span></text:p>
      <text:p text:style-name="P45"><text:span text:style-name="Пункт"><text:span text:style-name="T79">Масдар</text:span></text:span><text:span text:style-name="T79"> — </text:span><text:span text:style-name="Арабиййун"><text:span text:style-name="T80">تَفْعِيلٌ</text:span></text:span><text:span text:style-name="T79">, </text:span><text:span text:style-name="T81">от четырехсогласных — </text:span><text:span text:style-name="Арабиййун"><text:span text:style-name="T81">فَعْلَلَةٌ</text:span></text:span><text:span text:style-name="T81"> или </text:span><text:span text:style-name="Арабиййун"><text:span text:style-name="T81">فِعْلَالٌ</text:span></text:span><text:span text:style-name="T81">.</text:span></text:p>
      <text:p text:style-name="P45"><text:span text:style-name="Пункт"><text:span text:style-name="T79">Причастие</text:span></text:span><text:span text:style-name="T79"> действительного залога — </text:span><text:span text:style-name="Арабиййун"><text:span text:style-name="T80">مُفَعِّلٌ</text:span></text:span><text:span text:style-name="T79">, страдательного — </text:span><text:span text:style-name="Арабиййун"><text:span text:style-name="T80">مُفَعَّلٌ</text:span></text:span><text:span text:style-name="T79">.</text:span></text:p>
      <text:h text:style-name="P83" text:outline-level="2">III порода</text:h>
      <text:p text:style-name="P51"><text:span text:style-name="Пункт"><text:span text:style-name="T121">Формула</text:span></text:span><text:span text:style-name="T121"> — </text:span><text:span text:style-name="Арабиййун"><text:span text:style-name="T121">فَاعَلَ</text:span></text:span><text:span text:style-name="T121">. Настояще-будущее время образуется по стандартной схеме, но огласовкой личного преформатива является дамма, средней коренной — кясра:</text:span><text:span text:style-name="T122"> </text:span><text:span text:style-name="Арабиййун"><text:span text:style-name="T122">يُفَاعِلُ</text:span></text:span><text:span text:style-name="T122">.</text:span></text:p>
      <text:p text:style-name="P51"><text:span text:style-name="Пункт"><text:span text:style-name="T121">Основные значения</text:span></text:span><text:span text:style-name="T121">: взаимное действие между двумя лицами (сторонами) </text:span><text:span text:style-name="T134">(</text:span><text:span text:style-name="Акцент"><text:span text:style-name="T121">писать</text:span></text:span><text:span text:style-name="T121"> — </text:span><text:span text:style-name="Акцент"><text:span text:style-name="T121">переписываться</text:span></text:span><text:span text:style-name="T121">; </text:span><text:span text:style-name="Акцент"><text:span text:style-name="T121">говорить</text:span></text:span><text:span text:style-name="T121"> — </text:span><text:span text:style-name="Акцент"><text:span text:style-name="T121">общаться</text:span></text:span><text:span text:style-name="T121">; </text:span><text:span text:style-name="Акцент"><text:span text:style-name="T121">сидеть</text:span></text:span><text:span text:style-name="T121"> — </text:span><text:span text:style-name="Акцент"><text:span text:style-name="T121">сидеть вместе, заседать</text:span></text:span><text:span text:style-name="T134">);</text:span><text:span text:style-name="T121"> применение по отношению к другому лицу (стороне) того, что заключено в глаголе </text:span><text:span text:style-name="T135">(</text:span><text:span text:style-name="Акцент"><text:span text:style-name="T121">быть правдивым, </text:span></text:span><text:span text:style-name="Акцент"><text:span text:style-name="T136">искренним</text:span></text:span><text:span text:style-name="T121"> — </text:span><text:span text:style-name="Акцент"><text:span text:style-name="T121">обходиться по-дружески</text:span></text:span><text:span text:style-name="T121">; </text:span><text:span text:style-name="Акцент"><text:span text:style-name="T121">быть хорошим</text:span></text:span><text:span text:style-name="T121"> — </text:span><text:span text:style-name="Акцент"><text:span text:style-name="T121">обходиться по-хорошему</text:span></text:span><text:span text:style-name="T121">; </text:span><text:span text:style-name="Акцент"><text:span text:style-name="T121">работать</text:span></text:span><text:span text:style-name="T121"> — </text:span><text:span text:style-name="Акцент"><text:span text:style-name="T121">обращаться, обходиться, поступать (с кем-л.)</text:span></text:span><text:span text:style-name="T121">; </text:span><text:span text:style-name="Акцент"><text:span text:style-name="T121">делать</text:span></text:span><text:span text:style-name="T121"> — </text:span><text:span text:style-name="Акцент"><text:span text:style-name="T121">иметь дело (с кем-л.)</text:span></text:span><text:span text:style-name="T135">).</text:span></text:p>
      <text:p text:style-name="P52"><text:span text:style-name="Пункт"><text:span text:style-name="T123">Повелительное наклонение</text:span></text:span><text:span text:style-name="T123"> — </text:span><text:span text:style-name="Арабиййун"><text:span text:style-name="T123">فَاعِلْ</text:span></text:span><text:span text:style-name="T123">.</text:span></text:p>
      <text:p text:style-name="P52"><text:span text:style-name="Пункт"><text:span text:style-name="T123">Масдар</text:span></text:span><text:span text:style-name="T123"> — </text:span><text:span text:style-name="Арабиййун"><text:span text:style-name="T123">مُفَاعَلَةٌ</text:span></text:span><text:span text:style-name="T123"> или </text:span><text:span text:style-name="Арабиййун"><text:span text:style-name="T123">فِعَالٌ</text:span></text:span><text:span text:style-name="T123">.</text:span></text:p>
      <text:p text:style-name="P53"><text:span text:style-name="Пункт"><text:span text:style-name="T124">Причастие</text:span></text:span><text:span text:style-name="T124"> действительного залога — </text:span><text:span text:style-name="Арабиййун"><text:span text:style-name="T124">مُفَاعِلٌ</text:span></text:span><text:span text:style-name="T124">, страдательного — </text:span><text:span text:style-name="Арабиййун"><text:span text:style-name="T124">مُفَاعَلٌ</text:span></text:span><text:span text:style-name="T124">.</text:span></text:p>
      <text:h text:style-name="P84" text:outline-level="2">IV порода</text:h>
      <text:p text:style-name="P49"><text:span text:style-name="Пункт"><text:span text:style-name="T89">Формула</text:span></text:span><text:span text:style-name="T89"> действительного залога — </text:span><text:span text:style-name="Арабиййун"><text:span text:style-name="T89">أَفْعَلَ</text:span></text:span><text:span text:style-name="T89">. </text:span><text:span text:style-name="T90">Настояще-будущее время образуется по стандартной схеме, но при этом преформативная хамза IV породы опускается, личный преформатив огласуется даммой, средний коренной — кясрой: </text:span><text:span text:style-name="Арабиййун"><text:span text:style-name="T133">يُفْعِلُ</text:span></text:span><text:span text:style-name="T90">.</text:span></text:p>
      <text:p text:style-name="P49"><text:span text:style-name="Пункт"><text:span text:style-name="T89">Основные значения</text:span></text:span><text:span text:style-name="T89">: сообщение переходности непереходным глаголам и двойной переходности переходным глаголам, но в отличии от II породы, IV порода имеет более кратковременный характер протекания </text:span><text:span text:style-name="T131">(</text:span><text:span text:style-name="Акцент"><text:span text:style-name="T131">вставать, подниматься</text:span></text:span><text:span text:style-name="T131"> — </text:span><text:span text:style-name="Акцент"><text:span text:style-name="T131">поднимать</text:span></text:span><text:span text:style-name="T131">; </text:span><text:span text:style-name="Акцент"><text:span text:style-name="T131">знать</text:span></text:span><text:span text:style-name="T131"> — </text:span><text:span text:style-name="Акцент"><text:span text:style-name="T131">сообщать, уведомлять</text:span></text:span><text:span text:style-name="T131">)</text:span><text:span text:style-name="T89">; при отыменном образовании — </text:span><text:span text:style-name="Акцент"><text:span text:style-name="T89">отправление в место, обозначенное именем </text:span></text:span><text:span text:style-name="T132">(</text:span><text:span text:style-name="Акцент"><text:span text:style-name="T132">море</text:span></text:span><text:span text:style-name="T132"> — </text:span><text:soft-page-break/><text:span text:style-name="Акцент"><text:span text:style-name="T132">отправляться в море, отплывать</text:span></text:span><text:span text:style-name="T132">).</text:span></text:p>
      <text:p text:style-name="P50"><text:span text:style-name="Пункт"><text:span text:style-name="T90">Повелительное наклонение</text:span></text:span><text:span text:style-name="T90"> — </text:span><text:span text:style-name="Арабиййун"><text:span text:style-name="T90">أَفْعِلْ</text:span></text:span><text:span text:style-name="T90">.</text:span></text:p>
      <text:p text:style-name="P50"><text:span text:style-name="Пункт"><text:span text:style-name="T90">Масдар</text:span></text:span><text:span text:style-name="T90"> — </text:span><text:span text:style-name="Арабиййун"><text:span text:style-name="T90">إِفْعَالٌ</text:span></text:span><text:span text:style-name="T90">.</text:span></text:p>
      <text:p text:style-name="P50"><text:span text:style-name="Пункт"><text:span text:style-name="T90">Причастие</text:span></text:span><text:span text:style-name="T90"> действительного залога — </text:span><text:span text:style-name="Арабиййун"><text:span text:style-name="T90">مُفْعِلٌ</text:span></text:span><text:span text:style-name="T90">, страдательного — </text:span><text:span text:style-name="Арабиййун"><text:span text:style-name="T90">مُفْعَلٌ</text:span></text:span><text:span text:style-name="T90">.</text:span></text:p>
      <text:h text:style-name="P85" text:outline-level="2">V порода</text:h>
      <text:p text:style-name="P46"><text:span text:style-name="Пункт"><text:span text:style-name="T82">Формула</text:span></text:span><text:span text:style-name="T82"> — </text:span><text:span text:style-name="Арабиййун"><text:span text:style-name="T82">تَفَعَّلَ</text:span></text:span><text:span text:style-name="T82">, </text:span><text:span text:style-name="T130">для настояще-будущего времени — </text:span><text:span text:style-name="Арабиййун"><text:span text:style-name="T130">يَتَفَعَّلُ</text:span></text:span><text:span text:style-name="T130">.</text:span></text:p>
      <text:p text:style-name="P46"><text:span text:style-name="Пункт"><text:span text:style-name="T82">Основное значение</text:span></text:span><text:span text:style-name="T82"> — возвратное по отношению ко II породе </text:span><text:span text:style-name="T129">(</text:span><text:span text:style-name="Акцент"><text:span text:style-name="T129">учить, обучать</text:span></text:span><text:span text:style-name="T129"> — </text:span><text:span text:style-name="Акцент"><text:span text:style-name="T129">учиться, обучаться</text:span></text:span><text:span text:style-name="T129">)</text:span><text:span text:style-name="T82">.</text:span></text:p>
      <text:p text:style-name="P46"><text:span text:style-name="Пункт"><text:span text:style-name="T82">Повелительное наклонение</text:span></text:span><text:span text:style-name="T82"> — </text:span><text:span text:style-name="Арабиййун"><text:span text:style-name="T82">تَفَعَّلْ</text:span></text:span><text:span text:style-name="T82">.</text:span></text:p>
      <text:p text:style-name="P46"><text:span text:style-name="Пункт"><text:span text:style-name="T82">Масдар</text:span></text:span><text:span text:style-name="T82"> — </text:span><text:span text:style-name="Арабиййун"><text:span text:style-name="T82">تَفَعُّلٌ</text:span></text:span><text:span text:style-name="T82">.</text:span></text:p>
      <text:p text:style-name="P46"><text:span text:style-name="Пункт"><text:span text:style-name="T82">Причастие</text:span></text:span><text:span text:style-name="T82"> действительного залога — </text:span><text:span text:style-name="Арабиййун"><text:span text:style-name="T82">مُتَفَعِّلٌ</text:span></text:span><text:span text:style-name="T82">.</text:span></text:p>
      <text:h text:style-name="P86" text:outline-level="2">VI порода</text:h>
      <text:p text:style-name="P54"><text:span text:style-name="Пункт"><text:span text:style-name="T125">Формула</text:span></text:span><text:span text:style-name="T125"> — </text:span><text:span text:style-name="Арабиййун"><text:span text:style-name="T125">تَفَاعَلَ</text:span></text:span><text:span text:style-name="T125">. </text:span><text:span text:style-name="T126">Настояще-будущее время — </text:span><text:span text:style-name="Арабиййун"><text:span text:style-name="T126">يَتَفَاعَلُ</text:span></text:span><text:span text:style-name="T126">.</text:span></text:p>
      <text:p text:style-name="P55"><text:span text:style-name="Пункт">Основные значения </text:span><text:span text:style-name="T139">по отношению к III породе: </text:span>взаимно-массовое действие <text:span text:style-name="T137">(</text:span><text:span text:style-name="Акцент"><text:span text:style-name="T137">писать</text:span></text:span><text:span text:style-name="T137"> — </text:span><text:span text:style-name="Акцент"><text:span text:style-name="T137">переписываться</text:span></text:span><text:span text:style-name="T137">; </text:span><text:span text:style-name="Акцент"><text:span text:style-name="T137">падать</text:span></text:span><text:span text:style-name="T137"> — </text:span><text:span text:style-name="Акцент"><text:span text:style-name="T137">осыпаться</text:span></text:span><text:span text:style-name="T137">; </text:span><text:span text:style-name="Акцент"><text:span text:style-name="T137">обеспечивать, гарантировать</text:span></text:span><text:span text:style-name="T137"> — </text:span><text:span text:style-name="Акцент"><text:span text:style-name="T137">ручаться друг за друга, объединяться</text:span></text:span><text:span text:style-name="T137">; </text:span><text:span text:style-name="Акцент"><text:span text:style-name="T137">подниматься</text:span></text:span><text:span text:style-name="T137"> — </text:span><text:span text:style-name="Акцент"><text:span text:style-name="T137">подниматься массой, клубиться (о дыме)</text:span></text:span><text:span text:style-name="T137">)</text:span>; постепенное нарастание или спад в развитии действия <text:span text:style-name="T137">(</text:span><text:span text:style-name="Акцент"><text:span text:style-name="T137">быть многочисленным</text:span></text:span><text:span text:style-name="T137"> — </text:span><text:span text:style-name="Акцент"><text:span text:style-name="T137">вырастать количественно, умножаться</text:span></text:span><text:span text:style-name="T137">; </text:span><text:span text:style-name="Акцент"><text:span text:style-name="T137">спускаться</text:span></text:span><text:span text:style-name="T137"> — </text:span><text:span text:style-name="Акцент"><text:span text:style-name="T137">постепенно спускаться, уступать</text:span></text:span><text:span text:style-name="T137">)</text:span>; симуляция действия или состояния <text:span text:style-name="T137">(</text:span><text:span text:style-name="Акцент"><text:span text:style-name="T137">не знать</text:span></text:span><text:span text:style-name="T137"> — </text:span><text:span text:style-name="Акцент"><text:span text:style-name="T137">претворяться незнающим, игнорировать</text:span></text:span><text:span text:style-name="T137">)</text:span>.</text:p>
      <text:p text:style-name="P56"><text:span text:style-name="Пункт">Повелительное наклонение</text:span> — <text:span text:style-name="Арабиййун">تَفَاعَلْ</text:span>.</text:p>
      <text:p text:style-name="P56"><text:span text:style-name="Пункт">Масдар</text:span> — <text:span text:style-name="Арабиййун">تَفَاعُلٌ</text:span>.</text:p>
      <text:p text:style-name="P56"><text:span text:style-name="Пункт">Причастие</text:span> действительного залога — <text:span text:style-name="Арабиййун">مُتَفَاعِلٌ</text:span>, страдательного — <text:span text:style-name="Арабиййун">مُتَفَاعَلٌ</text:span>.</text:p>
      <text:h text:style-name="P87" text:outline-level="2">VII порода</text:h>
      <text:p text:style-name="P57"><text:span text:style-name="Пункт"><text:span text:style-name="T138">Формула</text:span></text:span><text:span text:style-name="T138"> — </text:span><text:span text:style-name="Арабиййун"><text:span text:style-name="T138">إِنْفَعَلَ</text:span></text:span><text:span text:style-name="T138">, настояще-будущее время — </text:span><text:span text:style-name="Арабиййун"><text:span text:style-name="T138">يَنْفَعِلُ</text:span></text:span><text:span text:style-name="T138">.</text:span></text:p>
      <text:p text:style-name="P57"><text:span text:style-name="Пункт"><text:span text:style-name="T138">Основная функция</text:span></text:span><text:span text:style-name="T138"> — сообщение страдательного значения (</text:span><text:span text:style-name="Акцент"><text:span text:style-name="T138">делить</text:span></text:span><text:span text:style-name="T138"> — </text:span><text:span text:style-name="Акцент"><text:span text:style-name="T138">делиться на, быть разделенным</text:span></text:span><text:span text:style-name="T138">; </text:span><text:span text:style-name="Акцент"><text:span text:style-name="T138">созывать, заключать</text:span></text:span><text:span text:style-name="T138"> — </text:span><text:span text:style-name="Акцент"><text:span text:style-name="T138">быть созванным, быть заключенным</text:span></text:span><text:span text:style-name="T138">).</text:span></text:p>
      <text:p text:style-name="P57"><text:span text:style-name="Пункт"><text:span text:style-name="T138">Всегда непереходные</text:span></text:span><text:span text:style-name="T138">, поэтому не имеют при себе дополнения.</text:span></text:p>
      <text:p text:style-name="P57"><text:span text:style-name="Пункт"><text:span text:style-name="T138">Повелительное наклонение</text:span></text:span><text:span text:style-name="T138"> — </text:span><text:span text:style-name="Арабиййун"><text:span text:style-name="T138">إِنْفَعِلْ</text:span></text:span><text:span text:style-name="T138">.</text:span></text:p>
      <text:p text:style-name="P57"><text:soft-page-break/><text:span text:style-name="Пункт"><text:span text:style-name="T138">Масдар</text:span></text:span><text:span text:style-name="T138"> — </text:span><text:span text:style-name="Арабиййун"><text:span text:style-name="T138">إِنْفِعَالٌ</text:span></text:span><text:span text:style-name="T138">.</text:span></text:p>
      <text:p text:style-name="P57"><text:span text:style-name="Пункт"><text:span text:style-name="T138">Причастие</text:span></text:span><text:span text:style-name="T138"> действительного залога — </text:span><text:span text:style-name="Арабиййун"><text:span text:style-name="T138">مُنْفَعِلٌ</text:span></text:span><text:span text:style-name="T138">.</text:span></text:p>
      <text:p text:style-name="P59"><text:span text:style-name="Пункт"><text:span text:style-name="T141">Начальная хамза</text:span></text:span><text:span text:style-name="T141"> в форме прошедшего времени, масдара и повелительного наклонения является соединительной.</text:span></text:p>
      <text:h text:style-name="P88" text:outline-level="2">VIII порода</text:h>
      <text:p text:style-name="P58"><text:span text:style-name="Пункт"><text:span text:style-name="T140">Формула</text:span></text:span><text:span text:style-name="T140"> — </text:span><text:span text:style-name="Арабиййун"><text:span text:style-name="T140">إِفْتَعَلَ</text:span></text:span><text:span text:style-name="T140"> , </text:span><text:span text:style-name="T141">настояще-будущее время — </text:span><text:span text:style-name="Арабиййун"><text:span text:style-name="T141">يَفْتَعِلُ</text:span></text:span><text:span text:style-name="T141">.</text:span></text:p>
      <text:p text:style-name="P58"><text:span text:style-name="Пункт"><text:span text:style-name="T140">Особенность</text:span></text:span><text:span text:style-name="T140"> — если первая коренная одна из </text:span><text:span text:style-name="Арабиййун"><text:span text:style-name="T140">ص، ض، ط، ظ</text:span></text:span><text:span text:style-name="T140"> или </text:span><text:span text:style-name="Арабиййун"><text:span text:style-name="T140">د، ذ، ز</text:span></text:span><text:span text:style-name="T140">, то инфикс </text:span><text:span text:style-name="Арабиййун"><text:span text:style-name="T140">ت</text:span></text:span><text:span text:style-name="T140"> превращается в </text:span><text:span text:style-name="Арабиййун"><text:span text:style-name="T140">ط</text:span></text:span><text:span text:style-name="T140"> или </text:span><text:span text:style-name="Арабиййун"><text:span text:style-name="T140">د</text:span></text:span><text:span text:style-name="T140">, соответственно.</text:span></text:p>
      <text:p text:style-name="P58"><text:span text:style-name="Пункт"><text:span text:style-name="T140">Основное значение</text:span></text:span><text:span text:style-name="T140"> — возвратное для I породы (</text:span><text:span text:style-name="Акцент"><text:span text:style-name="T140">собирать</text:span></text:span><text:span text:style-name="T140"> — </text:span><text:span text:style-name="Акцент"><text:span text:style-name="T140">собираться</text:span></text:span><text:span text:style-name="T140">; </text:span><text:span text:style-name="Акцент"><text:span text:style-name="T140">поднимать</text:span></text:span><text:span text:style-name="T140"> — </text:span><text:span text:style-name="Акцент"><text:span text:style-name="T140">подниматься</text:span></text:span><text:span text:style-name="T140">; </text:span><text:span text:style-name="Акцент"><text:span text:style-name="T140">приобретать</text:span></text:span><text:span text:style-name="T140"> — </text:span><text:span text:style-name="Акцент"><text:span text:style-name="T140">приобретать себе, зарабатывать</text:span></text:span><text:span text:style-name="T140">; </text:span><text:span text:style-name="Акцент"><text:span text:style-name="T140">делить</text:span></text:span><text:span text:style-name="T140"> — </text:span><text:span text:style-name="Акцент"><text:span text:style-name="T140">делить между собой</text:span></text:span><text:span text:style-name="T140">).</text:span></text:p>
      <text:p text:style-name="P59"><text:span text:style-name="Пункт"><text:span text:style-name="T141">Повелительное наклонение</text:span></text:span><text:span text:style-name="T141"> — </text:span><text:span text:style-name="Арабиййун"><text:span text:style-name="T141">إِفْتَعِلْ</text:span></text:span><text:span text:style-name="T141">.</text:span></text:p>
      <text:p text:style-name="P59"><text:span text:style-name="Пункт"><text:span text:style-name="T141">Масдар</text:span></text:span><text:span text:style-name="T141"> — </text:span><text:span text:style-name="Арабиййун"><text:span text:style-name="T141">إِفْتِعَالٌ</text:span></text:span><text:span text:style-name="T141">.</text:span></text:p>
      <text:p text:style-name="P59"><text:span text:style-name="Пункт"><text:span text:style-name="T141">Причастие</text:span></text:span><text:span text:style-name="T141"> действительного залога — </text:span><text:span text:style-name="Арабиййун"><text:span text:style-name="T141">مُفْتَعِلٌ</text:span></text:span><text:span text:style-name="T141">, страдательного — </text:span><text:span text:style-name="Арабиййун"><text:span text:style-name="T141">مُفْتَعَلٌ</text:span></text:span><text:span text:style-name="T141">.</text:span></text:p>
      <text:p text:style-name="P59"><text:span text:style-name="Пункт"><text:span text:style-name="T141">Начальная хамза</text:span></text:span><text:span text:style-name="T141"> в форме прошедшего времени, масдара и повелительного наклонения является соединительной.</text:span></text:p>
      <text:h text:style-name="P89" text:outline-level="2">IX порода</text:h>
      <text:p text:style-name="P60"><text:span text:style-name="Пункт"><text:span text:style-name="T143">Формула</text:span></text:span><text:span text:style-name="T143"> — </text:span><text:span text:style-name="Арабиййун"><text:span text:style-name="T143">إِفْعَلَّ</text:span></text:span><text:span text:style-name="T143">, настояще-будущее время — </text:span><text:span text:style-name="Арабиййун"><text:span text:style-name="T143">يَفْعَلُّ</text:span></text:span><text:span text:style-name="T143">.</text:span></text:p>
      <text:p text:style-name="P60"><text:span text:style-name="Пункт"><text:span text:style-name="T143">Значение</text:span></text:span><text:span text:style-name="T143"> — </text:span><text:span text:style-name="T143">становиться такого-то цвета или получать такое-то внешнее качество</text:span><text:span text:style-name="T143"> (</text:span><text:span text:style-name="Акцент"><text:span text:style-name="T143">красный</text:span></text:span><text:span text:style-name="T143"> — </text:span><text:span text:style-name="Акцент"><text:span text:style-name="T143">становиться красным, краснеть</text:span></text:span><text:span text:style-name="T143">).</text:span></text:p>
      <text:p text:style-name="P60"><text:span text:style-name="Пункт"><text:span text:style-name="T143">Масдар</text:span></text:span><text:span text:style-name="T143"> — </text:span><text:span text:style-name="Арабиййун"><text:span text:style-name="T143">إِفْعِلَالٌ</text:span></text:span><text:span text:style-name="T143">.</text:span></text:p>
      <text:p text:style-name="P60"><text:span text:style-name="Пункт"><text:span text:style-name="T143">Причастие</text:span></text:span><text:span text:style-name="T143"> действительного залога — </text:span><text:span text:style-name="Арабиййун"><text:span text:style-name="T143">مُفْعَلٌّ</text:span></text:span><text:span text:style-name="T143">.</text:span></text:p>
      <text:p text:style-name="P63"><text:span text:style-name="Пункт"><text:span text:style-name="T141">Начальная хамза</text:span></text:span><text:span text:style-name="T141"> в форме прошедшего времени </text:span><text:span text:style-name="T149">и </text:span><text:span text:style-name="T141">масдара является соединительной</text:span><text:span text:style-name="T148">.</text:span></text:p>
      <text:h text:style-name="P90" text:outline-level="2">X порода</text:h>
      <text:p text:style-name="P61"><text:span text:style-name="Пункт"><text:span text:style-name="T144">Формула</text:span></text:span><text:span text:style-name="T144"> — </text:span><text:span text:style-name="Арабиййун"><text:span text:style-name="T144">إِسْتَفْعَلَ</text:span></text:span><text:span text:style-name="T144">, </text:span><text:span text:style-name="T147">настояще-будущее время — </text:span><text:span text:style-name="Арабиййун"><text:span text:style-name="T147">يَسْتَفْعِلُ</text:span></text:span><text:span text:style-name="T147">.</text:span></text:p>
      <text:p text:style-name="P61"><text:span text:style-name="Пункт"><text:span text:style-name="T144">Основные значения</text:span></text:span><text:span text:style-name="T144">: возвратное для глаголов IV породы (</text:span><text:span text:style-name="Акцент"><text:span text:style-name="T144">будить</text:span></text:span><text:span text:style-name="T144"> — </text:span><text:span text:style-name="Акцент"><text:span text:style-name="T144">просыпаться</text:span></text:span><text:span text:style-name="T144">; </text:span><text:span text:style-name="Акцент"><text:span text:style-name="T144">давать покой</text:span></text:span><text:span text:style-name="T144"> — </text:span><text:span text:style-name="Акцент"><text:span text:style-name="T144">отдыхать</text:span></text:span><text:span text:style-name="T144">; </text:span><text:span text:style-name="Акцент"><text:span text:style-name="T144">напоминать</text:span></text:span><text:span text:style-name="T144"> — </text:span><text:span text:style-name="Акцент"><text:span text:style-name="T144">вспоминать, выучить наизусть</text:span></text:span><text:span text:style-name="T144">); </text:span><text:span text:style-name="T145">просьба, привлечение со стороны (</text:span><text:span text:style-name="Акцент"><text:span text:style-name="T145">служить</text:span></text:span><text:span text:style-name="T145"> — </text:span><text:span text:style-name="Акцент"><text:span text:style-name="T145">брать на службу, использовать</text:span></text:span><text:span text:style-name="T145">; </text:span><text:span text:style-name="Акцент"><text:span text:style-name="T145">выходить</text:span></text:span><text:span text:style-name="T145"> — </text:span><text:span text:style-name="Акцент"><text:span text:style-name="T145">извлекать, добывать</text:span></text:span><text:span text:style-name="T145">; </text:span><text:span text:style-name="Акцент"><text:span text:style-name="T145">прибывать</text:span></text:span><text:span text:style-name="T145"> — </text:span><text:span text:style-name="Акцент"><text:span text:style-name="T145">просить прибыть, пригласить</text:span></text:span><text:span text:style-name="T145">; </text:span><text:span text:style-name="Акцент"><text:span text:style-name="T145">писать</text:span></text:span><text:span text:style-name="T145"> — </text:span><text:span text:style-name="Акцент"><text:span text:style-name="T145">выписывать</text:span></text:span><text:span text:style-name="T145">); </text:span><text:span text:style-name="T146">находить в чем-либо </text:span><text:soft-page-break/><text:span text:style-name="T146">качество, заключенное в значении глагола (</text:span><text:span text:style-name="Акцент"><text:span text:style-name="T146">быть большим</text:span></text:span><text:span text:style-name="T146"> — </text:span><text:span text:style-name="Акцент"><text:span text:style-name="T146">считать большим, важным</text:span></text:span><text:span text:style-name="T146">; </text:span><text:span text:style-name="Акцент"><text:span text:style-name="T146">быть хорошим</text:span></text:span><text:span text:style-name="T146"> — </text:span><text:span text:style-name="Акцент"><text:span text:style-name="T146">находить хорошим, одобрять</text:span></text:span><text:span text:style-name="T146">); при отыменном образовании — </text:span><text:span text:style-name="Акцент"><text:span text:style-name="T146">становиться тем, что означает имя</text:span></text:span><text:span text:style-name="T146"> (</text:span><text:span text:style-name="Акцент"><text:span text:style-name="T146">камень</text:span></text:span><text:span text:style-name="T146"> — </text:span><text:span text:style-name="Акцент"><text:span text:style-name="T146">превратиться в камень, окаменеть</text:span></text:span><text:span text:style-name="T146">).</text:span></text:p>
      <text:p text:style-name="P62"><text:span text:style-name="Пункт"><text:span text:style-name="T147">Повелительное наклонение</text:span></text:span><text:span text:style-name="T147"> — </text:span><text:span text:style-name="Арабиййун"><text:span text:style-name="T147">إِسْتَفْعِلْ</text:span></text:span><text:span text:style-name="T147">.</text:span></text:p>
      <text:p text:style-name="P62"><text:span text:style-name="Пункт"><text:span text:style-name="T147">Масдар</text:span></text:span><text:span text:style-name="T147"> — </text:span><text:span text:style-name="Арабиййун"><text:span text:style-name="T147">إِسْتِفْعَالٌ</text:span></text:span><text:span text:style-name="T147">.</text:span></text:p>
      <text:p text:style-name="P63"><text:span text:style-name="Пункт"><text:span text:style-name="T148">Причастие</text:span></text:span><text:span text:style-name="T148"> действительного залога — </text:span><text:span text:style-name="Арабиййун"><text:span text:style-name="T148">مُسْتَفْعِلٌ</text:span></text:span><text:span text:style-name="T148">, страдательного — </text:span><text:span text:style-name="Арабиййун"><text:span text:style-name="T148">مُسْتَفْعَلٌ</text:span></text:span><text:span text:style-name="T148">.</text:span></text:p>
      <text:p text:style-name="P63"><text:span text:style-name="Пункт"><text:span text:style-name="T141">Начальная хамза</text:span></text:span><text:span text:style-name="T141"> в форме прошедшего времени, масдара и повелительного наклонения является соединительной.</text:span></text:p>
      <text:h text:style-name="P91" text:outline-level="2">Имена</text:h>
      <text:p text:style-name="P47"><text:span text:style-name="Пункт"><text:span text:style-name="T83">Имя места и времени</text:span></text:span><text:span text:style-name="T83"> образу</text:span><text:span text:style-name="T84">е</text:span><text:span text:style-name="T83">тся </text:span><text:span text:style-name="T86">от I породы </text:span><text:span text:style-name="T83">по формулам </text:span><text:span text:style-name="Арабиййун"><text:span text:style-name="T84">مَفْعِلٌ</text:span></text:span><text:span text:style-name="T83"> и </text:span><text:span text:style-name="Арабиййун"><text:span text:style-name="T84">مَفْعَلٌ</text:span></text:span><text:span text:style-name="T83">, </text:span><text:span text:style-name="T85">множественное число — </text:span><text:span text:style-name="Арабиййун"><text:span text:style-name="T85">مَفَاعِلُ</text:span></text:span><text:span text:style-name="T85">.</text:span><text:span text:style-name="T83"> </text:span><text:span text:style-name="T84">По первой формуле о</text:span><text:span text:style-name="T83">бразуется имя места от глаголов с типовой огласовкой кясра, </text:span><text:span text:style-name="T84">по второй, за редким исключением, — имя места в остальных случаях. </text:span><text:span text:style-name="T86">Имя места от всех производных пород и от четырехсогласных глаголов по форме совпадает с причастием страдательного залога.</text:span></text:p>
      <text:p text:style-name="P47"><text:span text:style-name="Пункт"><text:span text:style-name="T86">Имя орудия или инструмента</text:span></text:span><text:span text:style-name="T86"> образуется по формулам </text:span><text:span text:style-name="Арабиййун"><text:span text:style-name="T87">مِفْعَالٌ</text:span></text:span><text:span text:style-name="T86"> или </text:span><text:span text:style-name="Арабиййун"><text:span text:style-name="T87">مِفْعَلَةٌ</text:span></text:span><text:span text:style-name="T86">, множественное число — </text:span><text:span text:style-name="Арабиййун"><text:span text:style-name="T87">مَفَاعِيلُ</text:span></text:span><text:span text:style-name="T86"> и </text:span><text:span text:style-name="Арабиййун"><text:span text:style-name="T87">مَفَاعِلُ</text:span></text:span><text:span text:style-name="T86">, соответственно.</text:span></text:p>
      <text:p text:style-name="P48"><text:span text:style-name="Пункт"><text:span text:style-name="T88">Имена-названия лиц</text:span></text:span><text:span text:style-name="T88">, имеющих постоянный род занятий или профессию, образуются по формуле </text:span><text:span text:style-name="Арабиййун"><text:span text:style-name="T88">فَعَّالٌ</text:span></text:span><text:span text:style-name="T88">.</text:span></text:p>
      <text:p text:style-name="P48"><text:span text:style-name="Пункт"><text:span text:style-name="T88">Имена-названия рода занятий</text:span></text:span><text:span text:style-name="T88"> или ремесло образуются по формуле </text:span><text:span text:style-name="Арабиййун"><text:span text:style-name="T88">فِعَالَةٌ</text:span></text:span><text:span text:style-name="T88">.</text:span></text:p>
      <text:h text:style-name="P80" text:outline-level="1"><text:span text:style-name="T150">Страдательный залог</text:span></text:h>
      <text:h text:style-name="P94" text:outline-level="2"><text:span text:style-name="T150">Прошедшего времени</text:span></text:h>
      <text:p text:style-name="P70"><text:span text:style-name="T150">Для всех пород образуется от формы действительного залога прошедшего времени соответствующих пород путем замены огласовки средней коренной на кясру, а всех предыдущих — на дамму; долгое </text:span><text:span text:style-name="Арабиййун"><text:span text:style-name="T150">ـَا</text:span></text:span><text:span text:style-name="T150"> превращается в долгое </text:span><text:span text:style-name="Арабиййун"><text:span text:style-name="T150">ـُو</text:span></text:span><text:span text:style-name="T150">.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>
            <table:table-cell table:style-name="Таблица3.A1" office:value-type="string">
              <text:p text:style-name="P73"><text:span text:style-name="Заголовок_20_таблицы"><text:span text:style-name="T154">Страдательный залог</text:span></text:span></text:p>
            </table:table-cell>
            <table:table-cell table:style-name="Таблица3.A1" office:value-type="string">
              <text:p text:style-name="P73"><text:span text:style-name="Заголовок_20_таблицы"><text:span text:style-name="T154">Действительный залог</text:span></text:span></text:p>
            </table:table-cell>
            <table:table-cell table:style-name="Таблица3.A1" office:value-type="string">
              <text:p text:style-name="P73"><text:span text:style-name="Заголовок_20_таблицы"><text:span text:style-name="T154">Породы</text:span></text:span></text:p>
            </table:table-cell>
          </table:table-row>
        </table:table-header-rows>
        <table:table-row>
          <table:table-cell table:style-name="Таблица3.A6" office:value-type="string">
            <text:p text:style-name="P73"><text:span text:style-name="Арабиййун"><text:span text:style-name="T154">فُعِلَ</text:span></text:span></text:p>
          </table:table-cell>
          <table:table-cell table:style-name="Таблица3.B6" office:value-type="string">
            <text:p text:style-name="P73"><text:span text:style-name="Арабиййун"><text:span text:style-name="T154">فَعَلَ</text:span></text:span></text:p>
          </table:table-cell>
          <table:table-cell table:style-name="Таблица3.C6" office:value-type="string">
            <text:p text:style-name="P73"><text:span text:style-name="T154">I</text:span></text:p>
          </table:table-cell>
        </table:table-row>
        <table:table-row>
          <table:table-cell table:style-name="Таблица3.A6" office:value-type="string">
            <text:p text:style-name="P73"><text:span text:style-name="Арабиййун"><text:span text:style-name="T154">فُعِّلَ</text:span></text:span></text:p>
          </table:table-cell>
          <table:table-cell table:style-name="Таблица3.B6" office:value-type="string">
            <text:p text:style-name="P73"><text:span text:style-name="Арабиййун"><text:span text:style-name="T154">فَعَّلَ</text:span></text:span></text:p>
          </table:table-cell>
          <table:table-cell table:style-name="Таблица3.C6" office:value-type="string">
            <text:p text:style-name="P73"><text:span text:style-name="T154">II</text:span></text:p>
          </table:table-cell>
        </table:table-row>
        <table:table-row>
          <table:table-cell table:style-name="Таблица3.A6" office:value-type="string">
            <text:p text:style-name="P73"><text:span text:style-name="Арабиййун"><text:span text:style-name="T154">فُوعِلَ</text:span></text:span></text:p>
          </table:table-cell>
          <table:table-cell table:style-name="Таблица3.B6" office:value-type="string">
            <text:p text:style-name="P73"><text:span text:style-name="Арабиййун"><text:span text:style-name="T154">فَاعَلَ</text:span></text:span></text:p>
          </table:table-cell>
          <table:table-cell table:style-name="Таблица3.C6" office:value-type="string">
            <text:p text:style-name="P73"><text:span text:style-name="T154">III</text:span></text:p>
          </table:table-cell>
        </table:table-row>
        <text:soft-page-break/>
        <table:table-row>
          <table:table-cell table:style-name="Таблица3.A6" office:value-type="string">
            <text:p text:style-name="P73"><text:span text:style-name="Арабиййун"><text:span text:style-name="T154">أُفْعِلَ</text:span></text:span></text:p>
          </table:table-cell>
          <table:table-cell table:style-name="Таблица3.B6" office:value-type="string">
            <text:p text:style-name="P73"><text:span text:style-name="Арабиййун"><text:span text:style-name="T154">أَفْعَلَ</text:span></text:span></text:p>
          </table:table-cell>
          <table:table-cell table:style-name="Таблица3.C6" office:value-type="string">
            <text:p text:style-name="P73"><text:span text:style-name="T154">IV</text:span></text:p>
          </table:table-cell>
        </table:table-row>
        <table:table-row>
          <table:table-cell table:style-name="Таблица3.A6" office:value-type="string">
            <text:p text:style-name="P73"><text:span text:style-name="Арабиййун"><text:span text:style-name="T154">تُفُعِّلَ</text:span></text:span></text:p>
          </table:table-cell>
          <table:table-cell table:style-name="Таблица3.B6" office:value-type="string">
            <text:p text:style-name="P73"><text:span text:style-name="Арабиййун"><text:span text:style-name="T154">تَفَعَّلَ</text:span></text:span></text:p>
          </table:table-cell>
          <table:table-cell table:style-name="Таблица3.C6" office:value-type="string">
            <text:p text:style-name="P73"><text:span text:style-name="T154">V</text:span></text:p>
          </table:table-cell>
        </table:table-row>
        <table:table-row>
          <table:table-cell table:style-name="Таблица3.A7" office:value-type="string">
            <text:p text:style-name="P73"><text:span text:style-name="Арабиййун"><text:span text:style-name="T154">تُفُوعِلَ</text:span></text:span></text:p>
          </table:table-cell>
          <table:table-cell table:style-name="Таблица3.B7" office:value-type="string">
            <text:p text:style-name="P73"><text:span text:style-name="Арабиййун"><text:span text:style-name="T154">تَفَاعَلَ</text:span></text:span></text:p>
          </table:table-cell>
          <table:table-cell table:style-name="Таблица3.C7" office:value-type="string">
            <text:p text:style-name="P73"><text:span text:style-name="T154">VI</text:span></text:p>
          </table:table-cell>
        </table:table-row>
        <table:table-row>
          <table:table-cell table:style-name="Таблица3.A8" office:value-type="string">
            <text:p text:style-name="P73"><text:span text:style-name="Арабиййун"><text:span text:style-name="T154">أُفْتُعِلَ</text:span></text:span></text:p>
          </table:table-cell>
          <table:table-cell table:style-name="Таблица3.B8" office:value-type="string">
            <text:p text:style-name="P73"><text:span text:style-name="Арабиййун"><text:span text:style-name="T154">إِفْتَعَلَ</text:span></text:span></text:p>
          </table:table-cell>
          <table:table-cell table:style-name="Таблица3.C8" office:value-type="string">
            <text:p text:style-name="P73"><text:span text:style-name="T154">VIII</text:span></text:p>
          </table:table-cell>
        </table:table-row>
        <table:table-row>
          <table:table-cell table:style-name="Таблица3.A9" office:value-type="string">
            <text:p text:style-name="P73"><text:span text:style-name="Арабиййун"><text:span text:style-name="T154">أُسْتُفْعِلَ</text:span></text:span></text:p>
          </table:table-cell>
          <table:table-cell table:style-name="Таблица3.B9" office:value-type="string">
            <text:p text:style-name="P73"><text:span text:style-name="Арабиййун"><text:span text:style-name="T154">إِسْتَفْعَلَ</text:span></text:span></text:p>
          </table:table-cell>
          <table:table-cell table:style-name="Таблица3.C9" office:value-type="string">
            <text:p text:style-name="P73"><text:span text:style-name="T154">X</text:span></text:p>
          </table:table-cell>
        </table:table-row>
      </table:table>
      <text:h text:style-name="P95" text:outline-level="2"><text:span text:style-name="T151">Настояще-будущего времени</text:span></text:h>
      <text:p text:style-name="P71"><text:span text:style-name="T151">Образуется от формы настояще-будущего времени действительного залога соответствующих пород</text:span><text:span text:style-name="T152"> </text:span><text:span text:style-name="T153">установкой</text:span><text:span text:style-name="T151"> </text:span><text:span text:style-name="T152">дамм</text:span><text:span text:style-name="T153">ы над</text:span><text:span text:style-name="T152"> </text:span><text:span text:style-name="T151">личн</text:span><text:span text:style-name="T153">ым</text:span><text:span text:style-name="T151"> преформатив</text:span><text:span text:style-name="T153">ом</text:span><text:span text:style-name="T151"> </text:span><text:span text:style-name="T152">и фатх</text:span><text:span text:style-name="T153">и над</text:span><text:span text:style-name="T151"> средней коренной</text:span><text:span text:style-name="T152">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 table:style-name="Таблица4.1">
            <table:table-cell table:style-name="Таблица4.A1" office:value-type="string">
              <text:p text:style-name="P76"><text:span text:style-name="Заголовок_20_таблицы"><text:span text:style-name="T154">Страдательный залог</text:span></text:span></text:p>
            </table:table-cell>
            <table:table-cell table:style-name="Таблица4.B1" office:value-type="string">
              <text:p text:style-name="P77"><text:span text:style-name="Заголовок_20_таблицы"><text:span text:style-name="T154">Действительный залог</text:span></text:span></text:p>
            </table:table-cell>
            <table:table-cell table:style-name="Таблица4.C1" office:value-type="string">
              <text:p text:style-name="Table_20_Contents"><text:span text:style-name="Заголовок_20_таблицы"><text:span text:style-name="T154">Породы</text:span></text:span></text:p>
            </table:table-cell>
          </table:table-row>
        </table:table-header-rows>
        <table:table-row>
          <table:table-cell table:style-name="Таблица4.A9" office:value-type="string">
            <text:p text:style-name="P74"><text:span text:style-name="Арабиййун"><text:span text:style-name="T156">يُفْعَلُ</text:span></text:span></text:p>
          </table:table-cell>
          <table:table-cell table:style-name="Таблица4.B9" office:value-type="string">
            <text:p text:style-name="P75"><text:span text:style-name="Арабиййун"><text:span text:style-name="T155">يَفْعَلُ</text:span></text:span></text:p>
          </table:table-cell>
          <table:table-cell table:style-name="Таблица4.C9" office:value-type="string">
            <text:p text:style-name="P73"><text:span text:style-name="T154">I</text:span></text:p>
          </table:table-cell>
        </table:table-row>
        <table:table-row>
          <table:table-cell table:style-name="Таблица4.A9" office:value-type="string">
            <text:p text:style-name="P74"><text:span text:style-name="Арабиййун"><text:span text:style-name="T156">يُفَعَّلُ</text:span></text:span></text:p>
          </table:table-cell>
          <table:table-cell table:style-name="Таблица4.B9" office:value-type="string">
            <text:p text:style-name="P75"><text:span text:style-name="Арабиййун"><text:span text:style-name="T155">يُفَعِّلُ</text:span></text:span></text:p>
          </table:table-cell>
          <table:table-cell table:style-name="Таблица4.C9" office:value-type="string">
            <text:p text:style-name="P73"><text:span text:style-name="T154">II</text:span></text:p>
          </table:table-cell>
        </table:table-row>
        <table:table-row>
          <table:table-cell table:style-name="Таблица4.A9" office:value-type="string">
            <text:p text:style-name="P74"><text:span text:style-name="Арабиййун"><text:span text:style-name="T156">يُفَاعَلُ</text:span></text:span></text:p>
          </table:table-cell>
          <table:table-cell table:style-name="Таблица4.B9" office:value-type="string">
            <text:p text:style-name="P75"><text:span text:style-name="Арабиййун"><text:span text:style-name="T155">يُفَاعِلُ</text:span></text:span></text:p>
          </table:table-cell>
          <table:table-cell table:style-name="Таблица4.C9" office:value-type="string">
            <text:p text:style-name="P73"><text:span text:style-name="T154">III</text:span></text:p>
          </table:table-cell>
        </table:table-row>
        <table:table-row>
          <table:table-cell table:style-name="Таблица4.A9" office:value-type="string">
            <text:p text:style-name="P74"><text:span text:style-name="Арабиййун"><text:span text:style-name="T156">يُفْعَلُ</text:span></text:span></text:p>
          </table:table-cell>
          <table:table-cell table:style-name="Таблица4.B9" office:value-type="string">
            <text:p text:style-name="P75"><text:span text:style-name="Арабиййун"><text:span text:style-name="T155">يُفْعِلُ</text:span></text:span></text:p>
          </table:table-cell>
          <table:table-cell table:style-name="Таблица4.C9" office:value-type="string">
            <text:p text:style-name="P73"><text:span text:style-name="T154">IV</text:span></text:p>
          </table:table-cell>
        </table:table-row>
        <table:table-row>
          <table:table-cell table:style-name="Таблица4.A9" office:value-type="string">
            <text:p text:style-name="P74"><text:span text:style-name="Арабиййун"><text:span text:style-name="T156">يُتَفَعَّلُ</text:span></text:span></text:p>
          </table:table-cell>
          <table:table-cell table:style-name="Таблица4.B9" office:value-type="string">
            <text:p text:style-name="P75"><text:span text:style-name="Арабиййун"><text:span text:style-name="T155">يَتَفَعَّلُ</text:span></text:span></text:p>
          </table:table-cell>
          <table:table-cell table:style-name="Таблица4.C9" office:value-type="string">
            <text:p text:style-name="P73"><text:span text:style-name="T154">V</text:span></text:p>
          </table:table-cell>
        </table:table-row>
        <table:table-row>
          <table:table-cell table:style-name="Таблица4.A9" office:value-type="string">
            <text:p text:style-name="P74"><text:span text:style-name="Арабиййун"><text:span text:style-name="T156">يُتَفَاعَلُ</text:span></text:span></text:p>
          </table:table-cell>
          <table:table-cell table:style-name="Таблица4.B9" office:value-type="string">
            <text:p text:style-name="P75"><text:span text:style-name="Арабиййун"><text:span text:style-name="T155">يَتَفَاعَلُ</text:span></text:span></text:p>
          </table:table-cell>
          <table:table-cell table:style-name="Таблица4.C9" office:value-type="string">
            <text:p text:style-name="P73"><text:span text:style-name="T154">VI</text:span></text:p>
          </table:table-cell>
        </table:table-row>
        <table:table-row>
          <table:table-cell table:style-name="Таблица4.A9" office:value-type="string">
            <text:p text:style-name="P74"><text:span text:style-name="Арабиййун"><text:span text:style-name="T156">يُفْتَعَلُ</text:span></text:span></text:p>
          </table:table-cell>
          <table:table-cell table:style-name="Таблица4.B9" office:value-type="string">
            <text:p text:style-name="P75"><text:span text:style-name="Арабиййун"><text:span text:style-name="T155">يَفْتَعِلُ</text:span></text:span></text:p>
          </table:table-cell>
          <table:table-cell table:style-name="Таблица4.C9" office:value-type="string">
            <text:p text:style-name="P73"><text:span text:style-name="T154">VIII</text:span></text:p>
          </table:table-cell>
        </table:table-row>
        <table:table-row>
          <table:table-cell table:style-name="Таблица4.A9" office:value-type="string">
            <text:p text:style-name="P74"><text:span text:style-name="Арабиййун"><text:span text:style-name="T156">يُسْتَفْعَلُ</text:span></text:span></text:p>
          </table:table-cell>
          <table:table-cell table:style-name="Таблица4.B9" office:value-type="string">
            <text:p text:style-name="P75"><text:span text:style-name="Арабиййун"><text:span text:style-name="T155">يَسْتَفْعِلُ</text:span></text:span></text:p>
          </table:table-cell>
          <table:table-cell table:style-name="Таблица4.C9" office:value-type="string">
            <text:p text:style-name="P73"><text:span text:style-name="T154">X</text:span></text:p>
          </table:table-cell>
        </table:table-row>
      </table:table>
      <text:h text:style-name="P96" text:outline-level="2"><text:span text:style-name="T157">Оформление в предложении</text:span></text:h>
      <text:p text:style-name="P72"><text:span text:style-name="T157">Объект, который подвергается действию, оформляется как подлежащее, с которым и согласуется глагол, а субъект, производящий действие — как косвенное дополнение. Если субъект лицо, то используются обороты: </text:span><text:span text:style-name="Арабиййун"><text:span text:style-name="T157">مِنْ طَرَفِ؛ مِنْ قِبَلِ؛ مِنْ جَانِبِ</text:span></text:span><text:span text:style-name="T157"> (</text:span><text:span text:style-name="Акцент"><text:span text:style-name="T157">со стороны</text:span></text:span><text:span text:style-name="T157">), а если — предмет, то, чаще всего, предлог </text:span><text:span text:style-name="Арабиййун"><text:span text:style-name="T157">بِ</text:span></text:span><text:span text:style-name="T157">.</text:span></text:p>
      <text:h text:style-name="P79" text:outline-level="1"><text:soft-page-break/>Числительные</text:h>
      <text:h text:style-name="P92" text:outline-level="2">Количественные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31"><text:span text:style-name="Заголовок_20_таблицы"/></text:p>
            </table:table-cell>
            <table:table-cell table:style-name="Таблица2.A1" office:value-type="string">
              <text:p text:style-name="P18"><text:span text:style-name="Заголовок_20_таблицы"/></text:p>
            </table:table-cell>
            <table:table-cell table:style-name="Таблица2.A1" office:value-type="string">
              <text:p text:style-name="P18"><text:span text:style-name="Заголовок_20_таблицы"><text:span text:style-name="T23">Женский род</text:span></text:span></text:p>
            </table:table-cell>
            <table:table-cell table:style-name="Таблица2.A1" office:value-type="string">
              <text:p text:style-name="P18"><text:span text:style-name="Заголовок_20_таблицы"><text:span text:style-name="T23">Мужской род</text:span></text:span></text:p>
            </table:table-cell>
          </table:table-row>
        </table:table-header-rows>
        <table:table-row>
          <table:table-cell table:style-name="Таблица2.A10" office:value-type="string">
            <text:p text:style-name="P33">1</text:p>
          </table:table-cell>
          <table:table-cell table:style-name="Таблица2.B10" office:value-type="string">
            <text:p text:style-name="P18"><text:span text:style-name="Арабиййун"><text:span text:style-name="T18">١</text:span></text:span></text:p>
          </table:table-cell>
          <table:table-cell table:style-name="Таблица2.C10" office:value-type="string">
            <text:p text:style-name="P19"><text:span text:style-name="Арабиййун"><text:span text:style-name="T24">وَاحِدَةٌ</text:span></text:span></text:p>
            <text:p text:style-name="P19"><text:span text:style-name="Арабиййун"><text:span text:style-name="T24">إِحْدَى</text:span></text:span></text:p>
          </table:table-cell>
          <table:table-cell table:style-name="Таблица2.D10" office:value-type="string">
            <text:p text:style-name="P19"><text:span text:style-name="Арабиййун"><text:span text:style-name="T24">وَاحِدٌ</text:span></text:span></text:p>
            <text:p text:style-name="P19"><text:span text:style-name="Арабиййун"><text:span text:style-name="T24">أَحَدٌ</text:span></text:span></text:p>
          </table:table-cell>
        </table:table-row>
        <table:table-row>
          <table:table-cell table:style-name="Таблица2.A10" office:value-type="string">
            <text:p text:style-name="P33">2</text:p>
          </table:table-cell>
          <table:table-cell table:style-name="Таблица2.B10" office:value-type="string">
            <text:p text:style-name="P23"><text:span text:style-name="Арабиййун"><text:span text:style-name="T18">٢</text:span></text:span></text:p>
          </table:table-cell>
          <table:table-cell table:style-name="Таблица2.C10" office:value-type="string">
            <text:p text:style-name="P20"><text:span text:style-name="Арабиййун"><text:span text:style-name="T25">إِثْنَتَانِ</text:span></text:span></text:p>
          </table:table-cell>
          <table:table-cell table:style-name="Таблица2.D10" office:value-type="string">
            <text:p text:style-name="P20"><text:span text:style-name="Арабиййун"><text:span text:style-name="T25">إِثْنَانِ</text:span></text:span></text:p>
          </table:table-cell>
        </table:table-row>
        <table:table-row>
          <table:table-cell table:style-name="Таблица2.A10" office:value-type="string">
            <text:p text:style-name="P33">3</text:p>
          </table:table-cell>
          <table:table-cell table:style-name="Таблица2.B10" office:value-type="string">
            <text:p text:style-name="P23"><text:span text:style-name="Арабиййун"><text:span text:style-name="T18">٣</text:span></text:span></text:p>
          </table:table-cell>
          <table:table-cell table:style-name="Таблица2.C10" office:value-type="string">
            <text:p text:style-name="P21"><text:span text:style-name="Арабиййун"><text:span text:style-name="T26">ثَلَاثَةٌ</text:span></text:span></text:p>
          </table:table-cell>
          <table:table-cell table:style-name="Таблица2.D10" office:value-type="string">
            <text:p text:style-name="P21"><text:span text:style-name="Арабиййун"><text:span text:style-name="T26">ثَلَاثٌ</text:span></text:span></text:p>
          </table:table-cell>
        </table:table-row>
        <table:table-row>
          <table:table-cell table:style-name="Таблица2.A10" office:value-type="string">
            <text:p text:style-name="P33">4</text:p>
          </table:table-cell>
          <table:table-cell table:style-name="Таблица2.B10" office:value-type="string">
            <text:p text:style-name="P23"><text:span text:style-name="Арабиййун"><text:span text:style-name="T18">٤</text:span></text:span></text:p>
          </table:table-cell>
          <table:table-cell table:style-name="Таблица2.C10" office:value-type="string">
            <text:p text:style-name="P21"><text:span text:style-name="Арабиййун"><text:span text:style-name="T26">أَرْبَعَةٌ</text:span></text:span></text:p>
          </table:table-cell>
          <table:table-cell table:style-name="Таблица2.D10" office:value-type="string">
            <text:p text:style-name="P21"><text:span text:style-name="Арабиййун"><text:span text:style-name="T26">أَرْبَعٌ</text:span></text:span></text:p>
          </table:table-cell>
        </table:table-row>
        <table:table-row>
          <table:table-cell table:style-name="Таблица2.A10" office:value-type="string">
            <text:p text:style-name="P33">5</text:p>
          </table:table-cell>
          <table:table-cell table:style-name="Таблица2.B10" office:value-type="string">
            <text:p text:style-name="P23"><text:span text:style-name="Арабиййун"><text:span text:style-name="T18">٥</text:span></text:span></text:p>
          </table:table-cell>
          <table:table-cell table:style-name="Таблица2.C10" office:value-type="string">
            <text:p text:style-name="P21"><text:span text:style-name="Арабиййун"><text:span text:style-name="T26">خَمْسَةٌ</text:span></text:span></text:p>
          </table:table-cell>
          <table:table-cell table:style-name="Таблица2.D10" office:value-type="string">
            <text:p text:style-name="P21"><text:span text:style-name="Арабиййун"><text:span text:style-name="T26">خَمْسٌ</text:span></text:span></text:p>
          </table:table-cell>
        </table:table-row>
        <table:table-row>
          <table:table-cell table:style-name="Таблица2.A10" office:value-type="string">
            <text:p text:style-name="P33">6</text:p>
          </table:table-cell>
          <table:table-cell table:style-name="Таблица2.B10" office:value-type="string">
            <text:p text:style-name="P23"><text:span text:style-name="Арабиййун"><text:span text:style-name="T18">٦</text:span></text:span></text:p>
          </table:table-cell>
          <table:table-cell table:style-name="Таблица2.C10" office:value-type="string">
            <text:p text:style-name="P22"><text:span text:style-name="Арабиййун"><text:span text:style-name="T27">سِتَّةٌ</text:span></text:span></text:p>
          </table:table-cell>
          <table:table-cell table:style-name="Таблица2.D10" office:value-type="string">
            <text:p text:style-name="P22"><text:span text:style-name="Арабиййун"><text:span text:style-name="T27">سِتٌّ</text:span></text:span></text:p>
          </table:table-cell>
        </table:table-row>
        <table:table-row>
          <table:table-cell table:style-name="Таблица2.A10" office:value-type="string">
            <text:p text:style-name="P33">7</text:p>
          </table:table-cell>
          <table:table-cell table:style-name="Таблица2.B10" office:value-type="string">
            <text:p text:style-name="P23"><text:span text:style-name="Арабиййун"><text:span text:style-name="T18">٧</text:span></text:span></text:p>
          </table:table-cell>
          <table:table-cell table:style-name="Таблица2.C10" office:value-type="string">
            <text:p text:style-name="P22"><text:span text:style-name="Арабиййун"><text:span text:style-name="T27">سَبْعَةٌ</text:span></text:span></text:p>
          </table:table-cell>
          <table:table-cell table:style-name="Таблица2.D10" office:value-type="string">
            <text:p text:style-name="P22"><text:span text:style-name="Арабиййун"><text:span text:style-name="T27">سَبْعٌ</text:span></text:span></text:p>
          </table:table-cell>
        </table:table-row>
        <table:table-row>
          <table:table-cell table:style-name="Таблица2.A10" office:value-type="string">
            <text:p text:style-name="P33">8</text:p>
          </table:table-cell>
          <table:table-cell table:style-name="Таблица2.B10" office:value-type="string">
            <text:p text:style-name="P23"><text:span text:style-name="Арабиййун"><text:span text:style-name="T18">٨</text:span></text:span></text:p>
          </table:table-cell>
          <table:table-cell table:style-name="Таблица2.C10" office:value-type="string">
            <text:p text:style-name="P22"><text:span text:style-name="Арабиййун"><text:span text:style-name="T27">ثَمَانِيَةٌ</text:span></text:span></text:p>
          </table:table-cell>
          <table:table-cell table:style-name="Таблица2.D10" office:value-type="string">
            <text:p text:style-name="P22"><text:span text:style-name="Арабиййун"><text:span text:style-name="T27">ثَمَانٍ</text:span></text:span></text:p>
          </table:table-cell>
        </table:table-row>
        <table:table-row>
          <table:table-cell table:style-name="Таблица2.A10" office:value-type="string">
            <text:p text:style-name="P33">9</text:p>
          </table:table-cell>
          <table:table-cell table:style-name="Таблица2.B10" office:value-type="string">
            <text:p text:style-name="P23"><text:span text:style-name="Арабиййун"><text:span text:style-name="T18">٩</text:span></text:span></text:p>
          </table:table-cell>
          <table:table-cell table:style-name="Таблица2.C10" office:value-type="string">
            <text:p text:style-name="P22"><text:span text:style-name="Арабиййун"><text:span text:style-name="T27">تِسْعَةٌ</text:span></text:span></text:p>
          </table:table-cell>
          <table:table-cell table:style-name="Таблица2.D10" office:value-type="string">
            <text:p text:style-name="P22"><text:span text:style-name="Арабиййун"><text:span text:style-name="T27">تِسْعٌ</text:span></text:span></text:p>
          </table:table-cell>
        </table:table-row>
        <table:table-row>
          <table:table-cell table:style-name="Таблица2.A11" office:value-type="string">
            <text:p text:style-name="P33">10</text:p>
          </table:table-cell>
          <table:table-cell table:style-name="Таблица2.B11" office:value-type="string">
            <text:p text:style-name="P23"><text:span text:style-name="Арабиййун"><text:span text:style-name="T18">١٠</text:span></text:span></text:p>
          </table:table-cell>
          <table:table-cell table:style-name="Таблица2.C11" office:value-type="string">
            <text:p text:style-name="P22"><text:span text:style-name="Арабиййун"><text:span text:style-name="T27">عَشَرَةٌ</text:span></text:span></text:p>
          </table:table-cell>
          <table:table-cell table:style-name="Таблица2.D11" office:value-type="string">
            <text:p text:style-name="P22"><text:span text:style-name="Арабиййун"><text:span text:style-name="T27">عَشْرٌ</text:span></text:span></text:p>
          </table:table-cell>
        </table:table-row>
        <table:table-row>
          <table:table-cell table:style-name="Таблица2.A14" office:value-type="string">
            <text:p text:style-name="P35">11</text:p>
          </table:table-cell>
          <table:table-cell table:style-name="Таблица2.B14" office:value-type="string">
            <text:p text:style-name="P28"><text:span text:style-name="Арабиййун"><text:span text:style-name="T18">١١</text:span></text:span></text:p>
          </table:table-cell>
          <table:table-cell table:style-name="Таблица2.C14" office:value-type="string">
            <text:p text:style-name="P30"><text:span text:style-name="Арабиййун"><text:span text:style-name="T24">إِحْدَ</text:span></text:span><text:span text:style-name="Арабиййун"><text:span text:style-name="T53">ى</text:span></text:span><text:span text:style-name="Арабиййун"><text:span text:style-name="T24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4" office:value-type="string">
            <text:p text:style-name="P30"><text:span text:style-name="Арабиййун"><text:span text:style-name="T24">أَحَد</text:span></text:span><text:span text:style-name="Арабиййун"><text:span text:style-name="T53">َ</text:span></text:span><text:span text:style-name="Арабиййун"><text:span text:style-name="T24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4" office:value-type="string">
            <text:p text:style-name="P35">12</text:p>
          </table:table-cell>
          <table:table-cell table:style-name="Таблица2.B14" office:value-type="string">
            <text:p text:style-name="P28"><text:span text:style-name="Арабиййун"><text:span text:style-name="T18">١٢</text:span></text:span></text:p>
          </table:table-cell>
          <table:table-cell table:style-name="Таблица2.C14" office:value-type="string">
            <text:p text:style-name="P30"><text:span text:style-name="Арабиййун"><text:span text:style-name="T25">إِثْنَتَا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4" office:value-type="string">
            <text:p text:style-name="P30"><text:span text:style-name="Арабиййун"><text:span text:style-name="T25">إِثْنَا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4" office:value-type="string">
            <text:p text:style-name="P35">13</text:p>
          </table:table-cell>
          <table:table-cell table:style-name="Таблица2.B14" office:value-type="string">
            <text:p text:style-name="P28"><text:span text:style-name="Арабиййун"><text:span text:style-name="T18">١٣</text:span></text:span></text:p>
          </table:table-cell>
          <table:table-cell table:style-name="Таблица2.C14" office:value-type="string">
            <text:p text:style-name="P29"><text:span text:style-name="Арабиййун"><text:span text:style-name="T26">ثَلَاث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4" office:value-type="string">
            <text:p text:style-name="P29"><text:span text:style-name="Арабиййун"><text:span text:style-name="T26">ثَلَاثَة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5" office:value-type="string">
            <text:p text:style-name="P35">14</text:p>
          </table:table-cell>
          <table:table-cell table:style-name="Таблица2.B15" office:value-type="string">
            <text:p text:style-name="P28"><text:span text:style-name="Арабиййун"><text:span text:style-name="T18">١٤</text:span></text:span></text:p>
          </table:table-cell>
          <table:table-cell table:style-name="Таблица2.C15" office:value-type="string">
            <text:p text:style-name="P29"><text:span text:style-name="Арабиййун"><text:span text:style-name="T26">أَرْبَع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5" office:value-type="string">
            <text:p text:style-name="P29"><text:span text:style-name="Арабиййун"><text:span text:style-name="T26">أَرْبَعَة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8" office:value-type="string">
            <text:p text:style-name="P35">15</text:p>
          </table:table-cell>
          <table:table-cell table:style-name="Таблица2.B18" office:value-type="string">
            <text:p text:style-name="P28"><text:span text:style-name="Арабиййун"><text:span text:style-name="T18">١٥</text:span></text:span></text:p>
          </table:table-cell>
          <table:table-cell table:style-name="Таблица2.C18" office:value-type="string">
            <text:p text:style-name="P29"><text:span text:style-name="Арабиййун"><text:span text:style-name="T26">خَمْس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8" office:value-type="string">
            <text:p text:style-name="P29"><text:span text:style-name="Арабиййун"><text:span text:style-name="T26">خَمْسَة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8" office:value-type="string">
            <text:p text:style-name="P35">16</text:p>
          </table:table-cell>
          <table:table-cell table:style-name="Таблица2.B18" office:value-type="string">
            <text:p text:style-name="P28"><text:span text:style-name="Арабиййун"><text:span text:style-name="T18">١٦</text:span></text:span></text:p>
          </table:table-cell>
          <table:table-cell table:style-name="Таблица2.C18" office:value-type="string">
            <text:p text:style-name="P29"><text:span text:style-name="Арабиййун"><text:span text:style-name="T27">سِتّ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8" office:value-type="string">
            <text:p text:style-name="P29"><text:span text:style-name="Арабиййун"><text:span text:style-name="T27">سِتّ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8" office:value-type="string">
            <text:p text:style-name="P35">17</text:p>
          </table:table-cell>
          <table:table-cell table:style-name="Таблица2.B18" office:value-type="string">
            <text:p text:style-name="P28"><text:span text:style-name="Арабиййун"><text:span text:style-name="T18">١٧</text:span></text:span></text:p>
          </table:table-cell>
          <table:table-cell table:style-name="Таблица2.C18" office:value-type="string">
            <text:p text:style-name="P29"><text:span text:style-name="Арабиййун"><text:span text:style-name="T27">سَبْع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8" office:value-type="string">
            <text:p text:style-name="P29"><text:span text:style-name="Арабиййун"><text:span text:style-name="T27">سَبْع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9" office:value-type="string">
            <text:p text:style-name="P35">18</text:p>
          </table:table-cell>
          <table:table-cell table:style-name="Таблица2.B19" office:value-type="string">
            <text:p text:style-name="P28"><text:span text:style-name="Арабиййун"><text:span text:style-name="T18">١٨</text:span></text:span></text:p>
          </table:table-cell>
          <table:table-cell table:style-name="Таблица2.C19" office:value-type="string">
            <text:p text:style-name="P29"><text:span text:style-name="Арабиййун"><text:span text:style-name="T27">ثَمَان</text:span></text:span><text:span text:style-name="Арабиййун"><text:span text:style-name="T54">ِى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9" office:value-type="string">
            <text:p text:style-name="P29"><text:span text:style-name="Арабиййун"><text:span text:style-name="T27">ثَمَانِي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20" office:value-type="string">
            <text:p text:style-name="P35">19</text:p>
          </table:table-cell>
          <table:table-cell table:style-name="Таблица2.B20" office:value-type="string">
            <text:p text:style-name="P28"><text:span text:style-name="Арабиййун"><text:span text:style-name="T18">١٩</text:span></text:span></text:p>
          </table:table-cell>
          <table:table-cell table:style-name="Таблица2.C20" office:value-type="string">
            <text:p text:style-name="P29"><text:span text:style-name="Арабиййун"><text:span text:style-name="T27">تِسْع</text:span></text:span><text:span text:style-name="Арабиййун"><text:span text:style-name="T55">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20" office:value-type="string">
            <text:p text:style-name="P29"><text:span text:style-name="Арабиййун"><text:span text:style-name="T27">تِسْع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</table:table>
      <text:p text:style-name="Standard"><text:span text:style-name="Пункт"><text:span text:style-name="T28">Числительные </text:span></text:span><text:span text:style-name="Пункт">один</text:span><text:span text:style-name="Пункт"><text:span text:style-name="T28"> и </text:span></text:span><text:span text:style-name="Пункт">два</text:span><text:span text:style-name="T28"> </text:span><text:span text:style-name="T29">ставятся после исчисляемого и полностью с ними согласуются. Для обозначения двух предметов обычно используется форма двойственного числа. </text:span><text:span text:style-name="T30">Входя в состав сложных числительных, числительные </text:span><text:span text:style-name="Акцент"><text:span text:style-name="T30">один</text:span></text:span><text:span text:style-name="T30"> и </text:span><text:span text:style-name="Акцент"><text:span text:style-name="T30">два</text:span></text:span><text:span text:style-name="T30"> согласуется в роде с единственным числом имени исчисляемого. </text:span><text:span text:style-name="T31">В значении </text:span><text:span text:style-name="Акцент"><text:span text:style-name="T31">один</text:span></text:span><text:span text:style-name="T31"> в сложных числительных употребляются: для м. р. </text:span><text:span text:style-name="Арабиййун"><text:span text:style-name="T24">أَحَدٌ</text:span></text:span><text:span text:style-name="T31">, </text:span><text:soft-page-break/><text:span text:style-name="T31">для ж. р. </text:span><text:span text:style-name="Арабиййун"><text:span text:style-name="T24">إِحْدَى</text:span></text:span><text:span text:style-name="T31">.</text:span></text:p>
      <text:p text:style-name="P9"><text:span text:style-name="Пункт"><text:span text:style-name="T32">Числительные от 3 до 10</text:span></text:span><text:span text:style-name="T32"> ставятся в роде, обратном роду единственного числа исчисляемого. После числительных от </text:span><text:span text:style-name="T32">3</text:span><text:span text:style-name="T32"> до </text:span><text:span text:style-name="T32">10</text:span><text:span text:style-name="T32"> исчисляемое ставится в родительном падеже множественного числа неопределенного состояния, за исключением сложных числительных со словом </text:span><text:span text:style-name="Арабиййун"><text:span text:style-name="T32">مِائَةٌ </text:span></text:span><text:span text:style-name="T40">(сотня),</text:span><text:span text:style-name="T32"> которое всегда остается в единственном числе.</text:span></text:p>
      <text:p text:style-name="P10"><text:span text:style-name="Пункт"><text:span text:style-name="T41">В числительных от 11 до 99</text:span></text:span><text:span text:style-name="T41">, кроме круглых десятков, единицы (</text:span><text:span text:style-name="Акцент"><text:span text:style-name="T41">кроме</text:span></text:span><text:span text:style-name="T41"> </text:span><text:span text:style-name="Акцент"><text:span text:style-name="T41">1</text:span></text:span><text:span text:style-name="T41"> и </text:span><text:span text:style-name="Акцент"><text:span text:style-name="T49">2</text:span></text:span><text:span text:style-name="T41">, </text:span><text:span text:style-name="T42">которы</text:span><text:span text:style-name="T48">е</text:span><text:span text:style-name="T46"> </text:span><text:span text:style-name="T42">согласуются в роде</text:span><text:span text:style-name="T41">) ставятся в роде, обратном роду единственного числа имени исчисляемого, а десятки — в том же роде. </text:span><text:span text:style-name="T52">Исчисляемый предмет ставится после числительного в винительном </text:span><text:span text:style-name="T52">падеже единственного числа неопределенного состояния.</text:span></text:p>
      <text:p text:style-name="P12"><text:span text:style-name="Пункт"><text:span text:style-name="T43">Числительные от 11 до 19</text:span></text:span><text:span text:style-name="T43"> по падежам не изменяются и всегда выступают в винительном падеже без танвина, </text:span><text:span text:style-name="Акцент"><text:span text:style-name="T43">кроме 12</text:span></text:span><text:span text:style-name="T43">, </text:span><text:span text:style-name="T44">где 2 в косвенном падеже изменяется по правилам склонения в двойственном числе. </text:span><text:span text:style-name="T50">Образуются добавлением 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text:span text:style-name="Арабиййун"><text:span text:style-name="T27"> </text:span></text:span><text:span text:style-name="T50">или 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text:span text:style-name="Арабиййун"><text:span text:style-name="T27"> </text:span></text:span><text:span text:style-name="T50">к единицам.</text:span></text:p>
      <text:p text:style-name="P11"><text:span text:style-name="Пункт"><text:span text:style-name="T45">Круглые десятки</text:span></text:span><text:span text:style-name="T45"> образуются прибавлением к числительным первого десятка окончания </text:span><text:span text:style-name="Арабиййун"><text:span text:style-name="T45">ـُونَ</text:span></text:span><text:span text:style-name="T45">, </text:span><text:span text:style-name="Акцент"><text:span text:style-name="T45">кроме 20</text:span></text:span><text:span text:style-name="T45"> — </text:span><text:span text:style-name="Арабиййун"><text:span text:style-name="T45">عِشْرُونَ</text:span></text:span><text:span text:style-name="T45">, и выступают в одной форме для обеих родов. </text:span><text:span text:style-name="T47">В родительном и винительном падежах окончанием будет </text:span><text:span text:style-name="Арабиййун"><text:span text:style-name="T47">ـِينَ</text:span></text:span><text:span text:style-name="T47">.</text:span></text:p>
      <text:p text:style-name="P13"><text:span text:style-name="Пункт"><text:span text:style-name="T51">Числительные от 21 до 99</text:span></text:span><text:span text:style-name="T51"> изменяются по падежам и образуются по типу </text:span><text:span text:style-name="Арабиййун"><text:span text:style-name="T51">ثلاث و عشرون</text:span></text:span><text:span text:style-name="T51"> — двадцать три.</text:span></text:p>
      <text:p text:style-name="P14"><text:span text:style-name="Пункт"><text:span text:style-name="T56">Числительные от 100</text:span></text:span><text:span text:style-name="T56">. </text:span><text:span text:style-name="T57">Сто</text:span><text:span text:style-name="T56"> — </text:span><text:span text:style-name="Арабиййун"><text:span text:style-name="T57">مِائَةٌ</text:span></text:span><text:span text:style-name="T56"> </text:span><text:span text:style-name="T57">или </text:span><text:span text:style-name="Арабиййун"><text:span text:style-name="T57">مِئَةٌ</text:span></text:span><text:span text:style-name="T57">. </text:span><text:span text:style-name="T58">В составе сложных числительных по числам не изменяется. </text:span><text:span text:style-name="T57">Форма множественного числа </text:span><text:span text:style-name="T58">в значении </text:span><text:span text:style-name="Акцент"><text:span text:style-name="T58">сотня</text:span></text:span><text:span text:style-name="T57"> — </text:span><text:span text:style-name="Арабиййун"><text:span text:style-name="T57">مِئَاتٌ</text:span></text:span><text:span text:style-name="T56">. </text:span><text:span text:style-name="T57">Тысяча </text:span><text:span text:style-name="T56">— </text:span><text:span text:style-name="Арабиййун"><text:span text:style-name="T57">أَلْفٌ</text:span></text:span><text:span text:style-name="T56">. </text:span><text:span text:style-name="T57">Формы множественного числа — </text:span><text:span text:style-name="Арабиййун"><text:span text:style-name="T57">آﻻَفٌ</text:span></text:span><text:span text:style-name="T57"> и </text:span><text:span text:style-name="Арабиййун"><text:span text:style-name="T57">أُلُفٌ</text:span></text:span><text:span text:style-name="T57">. Миллион</text:span><text:span text:style-name="T56"> — </text:span><text:span text:style-name="Арабиййун"><text:span text:style-name="T59">مَلْيُونٌ</text:span></text:span><text:span text:style-name="T56"> </text:span><text:span text:style-name="T57">или </text:span><text:span text:style-name="Арабиййун"><text:span text:style-name="T59">ألفُ ألفٍ</text:span></text:span><text:span text:style-name="T56">. </text:span><text:span text:style-name="T57">Форма множественного числа — </text:span><text:span text:style-name="Арабиййун"><text:span text:style-name="T59">مَلَايِينُ</text:span></text:span><text:span text:style-name="T57">. </text:span><text:span text:style-name="T59">После круглых сотен тысяч исчисляемое ставится в родительном падеже </text:span><text:span text:style-name="T59">единственного числа неопределенного состояния, а числительное — в сопряженное состояние. </text:span><text:span text:style-name="T60">В сложных числительных исчисляемый предмет ставится в соответствии с последним произносимым числительным.</text:span></text:p>
      <text:h text:style-name="P93" text:outline-level="2">Порядковые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32"><text:span text:style-name="Заголовок_20_таблицы"/></text:p>
            </table:table-cell>
            <table:table-cell table:style-name="Таблица1.A1" office:value-type="string">
              <text:p text:style-name="P24"><text:span text:style-name="Заголовок_20_таблицы"/></text:p>
            </table:table-cell>
            <table:table-cell table:style-name="Таблица1.A1" office:value-type="string">
              <text:p text:style-name="P24"><text:span text:style-name="Заголовок_20_таблицы"><text:span text:style-name="T23">Женский род</text:span></text:span></text:p>
            </table:table-cell>
            <table:table-cell table:style-name="Таблица1.A1" office:value-type="string">
              <text:p text:style-name="P24"><text:span text:style-name="Заголовок_20_таблицы"><text:span text:style-name="T23">Мужской род</text:span></text:span></text:p>
            </table:table-cell>
          </table:table-row>
        </table:table-header-rows>
        <table:table-row>
          <table:table-cell table:style-name="Таблица1.A10" office:value-type="string">
            <text:p text:style-name="P34">1</text:p>
          </table:table-cell>
          <table:table-cell table:style-name="Таблица1.B10" office:value-type="string">
            <text:p text:style-name="P24"><text:span text:style-name="Арабиййун"><text:span text:style-name="T18">١</text:span></text:span></text:p>
          </table:table-cell>
          <table:table-cell table:style-name="Таблица1.C10" office:value-type="string">
            <text:p text:style-name="P24"><text:span text:style-name="Арабиййун"><text:span text:style-name="T33">أُولَى</text:span></text:span></text:p>
          </table:table-cell>
          <table:table-cell table:style-name="Таблица1.D10" office:value-type="string">
            <text:p text:style-name="P24"><text:span text:style-name="Арабиййун"><text:span text:style-name="T24">أَ</text:span></text:span><text:span text:style-name="Арабиййун"><text:span text:style-name="T33">وَّلُ</text:span></text:span></text:p>
          </table:table-cell>
        </table:table-row>
        <table:table-row>
          <table:table-cell table:style-name="Таблица1.A10" office:value-type="string">
            <text:p text:style-name="P34">2</text:p>
          </table:table-cell>
          <table:table-cell table:style-name="Таблица1.B10" office:value-type="string">
            <text:p text:style-name="P24"><text:span text:style-name="Арабиййун"><text:span text:style-name="T18">٢</text:span></text:span></text:p>
          </table:table-cell>
          <table:table-cell table:style-name="Таблица1.C10" office:value-type="string">
            <text:p text:style-name="P24"><text:span text:style-name="Арабиййун"><text:span text:style-name="T33">ثَانِيَةٌ</text:span></text:span></text:p>
          </table:table-cell>
          <table:table-cell table:style-name="Таблица1.D10" office:value-type="string">
            <text:p text:style-name="P24"><text:span text:style-name="Арабиййун"><text:span text:style-name="T33">ثَانٍ</text:span></text:span></text:p>
          </table:table-cell>
        </table:table-row>
        <table:table-row>
          <table:table-cell table:style-name="Таблица1.A10" office:value-type="string">
            <text:p text:style-name="P34">3</text:p>
          </table:table-cell>
          <table:table-cell table:style-name="Таблица1.B10" office:value-type="string">
            <text:p text:style-name="P24"><text:span text:style-name="Арабиййун"><text:span text:style-name="T18">٣</text:span></text:span></text:p>
          </table:table-cell>
          <table:table-cell table:style-name="Таблица1.C10" office:value-type="string">
            <text:p text:style-name="P25"><text:span text:style-name="Арабиййун"><text:span text:style-name="T34">ثَالِثَةٌ</text:span></text:span></text:p>
          </table:table-cell>
          <table:table-cell table:style-name="Таблица1.D10" office:value-type="string">
            <text:p text:style-name="P25"><text:span text:style-name="Арабиййун"><text:span text:style-name="T34">ثَالِثٌ</text:span></text:span></text:p>
          </table:table-cell>
        </table:table-row>
        <table:table-row>
          <table:table-cell table:style-name="Таблица1.A10" office:value-type="string">
            <text:p text:style-name="P34">4</text:p>
          </table:table-cell>
          <table:table-cell table:style-name="Таблица1.B10" office:value-type="string">
            <text:p text:style-name="P24"><text:span text:style-name="Арабиййун"><text:span text:style-name="T18">٤</text:span></text:span></text:p>
          </table:table-cell>
          <table:table-cell table:style-name="Таблица1.C10" office:value-type="string">
            <text:p text:style-name="P25"><text:span text:style-name="Арабиййун"><text:span text:style-name="T34">رَابِعَةٌ</text:span></text:span></text:p>
          </table:table-cell>
          <table:table-cell table:style-name="Таблица1.D10" office:value-type="string">
            <text:p text:style-name="P25"><text:span text:style-name="Арабиййун"><text:span text:style-name="T34">رَابِعٌ</text:span></text:span></text:p>
          </table:table-cell>
        </table:table-row>
        <table:table-row>
          <table:table-cell table:style-name="Таблица1.A10" office:value-type="string">
            <text:p text:style-name="P34">5</text:p>
          </table:table-cell>
          <table:table-cell table:style-name="Таблица1.B10" office:value-type="string">
            <text:p text:style-name="P24"><text:span text:style-name="Арабиййун"><text:span text:style-name="T18">٥</text:span></text:span></text:p>
          </table:table-cell>
          <table:table-cell table:style-name="Таблица1.C10" office:value-type="string">
            <text:p text:style-name="P25"><text:span text:style-name="Арабиййун"><text:span text:style-name="T34">خَامِسَةٌ</text:span></text:span></text:p>
          </table:table-cell>
          <table:table-cell table:style-name="Таблица1.D10" office:value-type="string">
            <text:p text:style-name="P25"><text:span text:style-name="Арабиййун"><text:span text:style-name="T34">خَامِسٌ</text:span></text:span></text:p>
          </table:table-cell>
        </table:table-row>
        <table:table-row>
          <table:table-cell table:style-name="Таблица1.A10" office:value-type="string">
            <text:p text:style-name="P34">6</text:p>
          </table:table-cell>
          <table:table-cell table:style-name="Таблица1.B10" office:value-type="string">
            <text:p text:style-name="P24"><text:span text:style-name="Арабиййун"><text:span text:style-name="T18">٦</text:span></text:span></text:p>
          </table:table-cell>
          <table:table-cell table:style-name="Таблица1.C10" office:value-type="string">
            <text:p text:style-name="P25"><text:span text:style-name="Арабиййун"><text:span text:style-name="T34">سَادِسَةٌ</text:span></text:span></text:p>
          </table:table-cell>
          <table:table-cell table:style-name="Таблица1.D10" office:value-type="string">
            <text:p text:style-name="P25"><text:span text:style-name="Арабиййун"><text:span text:style-name="T34">سَادِسٌ</text:span></text:span></text:p>
          </table:table-cell>
        </table:table-row>
        <table:table-row>
          <table:table-cell table:style-name="Таблица1.A10" office:value-type="string">
            <text:p text:style-name="P34">7</text:p>
          </table:table-cell>
          <table:table-cell table:style-name="Таблица1.B10" office:value-type="string">
            <text:p text:style-name="P24"><text:span text:style-name="Арабиййун"><text:span text:style-name="T18">٧</text:span></text:span></text:p>
          </table:table-cell>
          <table:table-cell table:style-name="Таблица1.C10" office:value-type="string">
            <text:p text:style-name="P26"><text:span text:style-name="Арабиййун"><text:span text:style-name="T35">سَابِعَةٌ</text:span></text:span></text:p>
          </table:table-cell>
          <table:table-cell table:style-name="Таблица1.D10" office:value-type="string">
            <text:p text:style-name="P26"><text:span text:style-name="Арабиййун"><text:span text:style-name="T35">سَابِعٌ</text:span></text:span></text:p>
          </table:table-cell>
        </table:table-row>
        <text:soft-page-break/>
        <table:table-row>
          <table:table-cell table:style-name="Таблица1.A10" office:value-type="string">
            <text:p text:style-name="P34">8</text:p>
          </table:table-cell>
          <table:table-cell table:style-name="Таблица1.B10" office:value-type="string">
            <text:p text:style-name="P24"><text:span text:style-name="Арабиййун"><text:span text:style-name="T18">٨</text:span></text:span></text:p>
          </table:table-cell>
          <table:table-cell table:style-name="Таблица1.C10" office:value-type="string">
            <text:p text:style-name="P26"><text:span text:style-name="Арабиййун"><text:span text:style-name="T35">ثَامِنَةٌ</text:span></text:span></text:p>
          </table:table-cell>
          <table:table-cell table:style-name="Таблица1.D10" office:value-type="string">
            <text:p text:style-name="P26"><text:span text:style-name="Арабиййун"><text:span text:style-name="T35">ثَامِنٌ</text:span></text:span></text:p>
          </table:table-cell>
        </table:table-row>
        <table:table-row>
          <table:table-cell table:style-name="Таблица1.A10" office:value-type="string">
            <text:p text:style-name="P34">9</text:p>
          </table:table-cell>
          <table:table-cell table:style-name="Таблица1.B10" office:value-type="string">
            <text:p text:style-name="P24"><text:span text:style-name="Арабиййун"><text:span text:style-name="T18">٩</text:span></text:span></text:p>
          </table:table-cell>
          <table:table-cell table:style-name="Таблица1.C10" office:value-type="string">
            <text:p text:style-name="P27"><text:span text:style-name="Арабиййун"><text:span text:style-name="T36">تَاسِعَةٌ</text:span></text:span></text:p>
          </table:table-cell>
          <table:table-cell table:style-name="Таблица1.D10" office:value-type="string">
            <text:p text:style-name="P27"><text:span text:style-name="Арабиййун"><text:span text:style-name="T36">تَاسِعٌ</text:span></text:span></text:p>
          </table:table-cell>
        </table:table-row>
        <table:table-row>
          <table:table-cell table:style-name="Таблица1.A11" office:value-type="string">
            <text:p text:style-name="P34">10</text:p>
          </table:table-cell>
          <table:table-cell table:style-name="Таблица1.B11" office:value-type="string">
            <text:p text:style-name="P24"><text:span text:style-name="Арабиййун"><text:span text:style-name="T18">١٠</text:span></text:span></text:p>
          </table:table-cell>
          <table:table-cell table:style-name="Таблица1.C11" office:value-type="string">
            <text:p text:style-name="P27"><text:span text:style-name="Арабиййун"><text:span text:style-name="T36">عَاشِرَةٌ</text:span></text:span></text:p>
          </table:table-cell>
          <table:table-cell table:style-name="Таблица1.D11" office:value-type="string">
            <text:p text:style-name="P27"><text:span text:style-name="Арабиййун"><text:span text:style-name="T36">عَاشِرٌ</text:span></text:span></text:p>
          </table:table-cell>
        </table:table-row>
      </table:table>
      <text:p text:style-name="P36"><text:span text:style-name="T37">Общая формула — </text:span><text:span text:style-name="Арабиййун"><text:span text:style-name="T37">فَاعِلٌ</text:span></text:span><text:span text:style-name="T37">, за исключением числительных 1</text:span><text:span text:style-name="T38">ый(ая)</text:span><text:span text:style-name="T37">, 2</text:span><text:span text:style-name="T38">ой(ая)</text:span><text:span text:style-name="T37"> и 6</text:span><text:span text:style-name="T38">ой(ая)</text:span><text:span text:style-name="T37">. </text:span><text:span text:style-name="T39">В предложении оформляются как согласованные определения.</text:span></text:p>
      <text:p text:style-name="P37"><text:span text:style-name="Пункт"><text:span text:style-name="T61">Числительные после 10</text:span></text:span><text:span text:style-name="T61"> (кроме круглых десятков и сотен, которые образуются также, как и количественные): единицы ставятся в порядковой форме, а десятки — в количественной. В роде согласуются и десятки, и единицы. При согласовании в состоянии в числительных второго десятка определенный артикль получают только единицы, а в </text:span><text:span text:style-name="T62">числительных от 20 </text:span><text:span text:style-name="T61">— как единицы, так и десятки.</text:span></text:p>
      <text:h text:style-name="Heading_20_1" text:outline-level="1">Прочее</text:h>
      <text:p text:style-name="P64"><text:span text:style-name="Пункт"><text:span text:style-name="T97">Союз</text:span></text:span><text:span text:style-name="T111"> </text:span><text:span text:style-name="Арабиййун"><text:span text:style-name="T112">أَمَّا ف</text:span></text:span><text:span text:style-name="Арабиййун"><text:span text:style-name="T113">َ</text:span></text:span><text:span text:style-name="T114"> означает </text:span><text:span text:style-name="Акцент"><text:span text:style-name="T114">что касается..., то...</text:span></text:span><text:span text:style-name="T114">. Как правило, подлежащее, следующее за </text:span><text:span text:style-name="Арабиййун"><text:span text:style-name="T114">أَمَّا</text:span></text:span><text:span text:style-name="T114"> в первой части предложения, повторяется во второй ее части в виде соответствующего личного местоимения. Последнее пишется с </text:span><text:span text:style-name="Арабиййун"><text:span text:style-name="T114">فَ</text:span></text:span><text:span text:style-name="T114"> слитно. При этом союз </text:span><text:span text:style-name="Арабиййун"><text:span text:style-name="T114">أَمَّا</text:span></text:span><text:span text:style-name="Арабиййун"><text:span text:style-name="T113"> </text:span></text:span><text:span text:style-name="Арабиййун"><text:span text:style-name="T114">فَ</text:span></text:span><text:span text:style-name="T114"> не влечет за собой изменений падежных флексий. </text:span></text:p>
      <text:p text:style-name="P16"><text:span text:style-name="Пункт"><text:span text:style-name="T98">Если</text:span></text:span><text:span text:style-name="T114"> предлог </text:span><text:span text:style-name="Арабиййун"><text:span text:style-name="T114">لِ</text:span></text:span><text:span text:style-name="T114"> присоединяе</text:span><text:span text:style-name="T113">т</text:span><text:span text:style-name="T114">ся к определенному артиклю, то </text:span><text:span text:style-name="Арабиййун"><text:span text:style-name="T115">أَ</text:span></text:span><text:span text:style-name="T114"> опускается — </text:span><text:span text:style-name="Арабиййун"><text:span text:style-name="T114">للْمعلم</text:span></text:span><text:span text:style-name="T114">. Если в слове с определенным артиклем первой коренной является </text:span><text:span text:style-name="Арабиййун"><text:span text:style-name="T114">ل</text:span></text:span><text:span text:style-name="T114">, то опускается весь артикль — </text:span><text:span text:style-name="Арабиййун"><text:span text:style-name="T114">للّغة</text:span></text:span><text:span text:style-name="T114">. </text:span></text:p>
      <text:p text:style-name="P16"><text:span text:style-name="Пункт"><text:span text:style-name="T98">Указательное</text:span></text:span><text:span text:style-name="T114"> местоимение, выступающее в качестве определения, ставится перед именем существительным с артиклем и согласуется с ним в роде, числе и падеже. Если имя без артикля, то указательное местоимение ставится после имени со всеми его определениями. </text:span></text:p>
      <text:p text:style-name="P16"><text:span text:style-name="Пункт"><text:span text:style-name="T98">Оборот</text:span></text:span><text:span text:style-name="T114"> </text:span><text:span text:style-name="Арабиййун"><text:span text:style-name="T114">عِيَارَةٌ عَنْ</text:span></text:span><text:span text:style-name="T114"> означает </text:span><text:span text:style-name="Акцент"><text:span text:style-name="T114">представляет собой</text:span></text:span><text:span text:style-name="T114">. </text:span></text:p>
      <text:p text:style-name="P16"><text:span text:style-name="Пункт"><text:span text:style-name="T98">В начале</text:span></text:span><text:span text:style-name="T114"> произносимой речи соединительная хамза читается: с фатхой в определенном артикле; с даммой в глаголе, третья буква которой также с даммой; в остальных случаях с кясрой.</text:span></text:p>
      <text:p text:style-name="P16"><text:span text:style-name="Пункт"><text:span text:style-name="T92">Глагол</text:span></text:span><text:span text:style-name="T116"> </text:span><text:span text:style-name="Арабиййун"><text:span text:style-name="T116">كَانَ</text:span></text:span><text:span text:style-name="T116">, помимо полнозначного глагола (</text:span><text:span text:style-name="Акцент"><text:span text:style-name="T116">быть</text:span></text:span><text:span text:style-name="T116">, </text:span><text:span text:style-name="Акцент"><text:span text:style-name="T116">находиться</text:span></text:span><text:span text:style-name="T116">), также выполняет функцию глагола-связки прошедшего времени (</text:span><text:span text:style-name="Акцент"><text:span text:style-name="T116">быть</text:span></text:span><text:span text:style-name="T116">, </text:span><text:span text:style-name="Акцент"><text:span text:style-name="T116">являться</text:span></text:span><text:span text:style-name="T116">). Употребляясь в качестве глагола-связки прошедшего времени в именном предложении, глагол </text:span><text:span text:style-name="Арабиййун"><text:span text:style-name="T116">كَانَ</text:span></text:span><text:span text:style-name="T116"> требует постановки именной части составного сказуемого в винительном падеже неопределенного состояния.</text:span></text:p>
      <text:p text:style-name="P16"><text:span text:style-name="Пункт"><text:span text:style-name="T91">Глагол</text:span></text:span><text:span text:style-name="T110"> </text:span><text:span text:style-name="Арабиййун"><text:span text:style-name="T91">لَيْسَ</text:span></text:span><text:span text:style-name="T91"> (</text:span><text:span text:style-name="Акцент"><text:span text:style-name="T91">не быть</text:span></text:span><text:span text:style-name="T91">) является как бы отрицательным вариантом </text:span><text:span text:style-name="Арабиййун"><text:span text:style-name="T92">كَانَ</text:span></text:span><text:span text:style-name="T92"> </text:span><text:span text:style-name="T93">(</text:span><text:span text:style-name="Акцент"><text:span text:style-name="T93">быть</text:span></text:span><text:span text:style-name="T93">, </text:span><text:span text:style-name="Акцент"><text:span text:style-name="T93">иметься</text:span></text:span><text:span text:style-name="T93">, </text:span><text:span text:style-name="Акцент"><text:span text:style-name="T93">являться</text:span></text:span><text:span text:style-name="T93">)</text:span><text:span text:style-name="T91">. </text:span><text:span text:style-name="T93">Особенность: спрягается только в прошедшем времени, при этом имеет значение настоящего времени. </text:span><text:span text:style-name="T94">Может выступать как самостоятельный глагол </text:span><text:span text:style-name="Акцент"><text:span text:style-name="T94">не быть</text:span></text:span><text:span text:style-name="T94">, </text:span><text:span text:style-name="Акцент"><text:span text:style-name="T94">не иметься</text:span></text:span><text:span text:style-name="T94">, </text:span><text:span text:style-name="Акцент"><text:span text:style-name="T94">не иметь места</text:span></text:span><text:span text:style-name="T94">, так и как глагола-связка </text:span><text:span text:style-name="Акцент"><text:span text:style-name="T94">не быть</text:span></text:span><text:span text:style-name="T94">, </text:span><text:span text:style-name="Акцент"><text:span text:style-name="T94">не являться</text:span></text:span><text:span text:style-name="T94">. Будучи употребленным в функции глагола-связки, именная часть составного сказуемого ставится </text:span><text:span text:style-name="T95">в неопределенном состоянии</text:span><text:span text:style-name="T94"> либо в винительном падеже без предлога, либо в родительном падеже с предлогом </text:span><text:span text:style-name="Арабиййун"><text:span text:style-name="T94">بِ</text:span></text:span><text:span text:style-name="T94">.</text:span></text:p>
      <text:p text:style-name="P16"><text:span text:style-name="Пункт"><text:span text:style-name="T99">Приложени</text:span></text:span><text:span text:style-name="Пункт"><text:span text:style-name="T100">е</text:span></text:span><text:span text:style-name="T115"> (т. е. определение, выраженн</text:span><text:span text:style-name="T120">ое</text:span><text:span text:style-name="T115"> существительным и согласованным с поясняемым </text:span><text:soft-page-break/><text:span text:style-name="T115">словом в состоянии, роде, числе и падеже) — определени</text:span><text:span text:style-name="T117">е</text:span><text:span text:style-name="T115">, </text:span><text:span text:style-name="T118">обозначающ</text:span><text:span text:style-name="T117">е</text:span><text:span text:style-name="T118">е звание, профессию, род занятий, титул, прозвище и т. п. </text:span><text:span text:style-name="T119">Приложение обычно стоит перед поясняемым словом.</text:span></text:p>
      <text:p text:style-name="P15"><text:span text:style-name="Пункт"><text:span text:style-name="T96">В арабском</text:span></text:span><text:span text:style-name="T96"> нет специального глагола </text:span><text:span text:style-name="Акцент"><text:span text:style-name="T96">иметь</text:span></text:span><text:span text:style-name="T96">. Принадлежность выражается либо с помощью определения в родительном падеже, либо с помощью оборотов с предлогами </text:span><text:span text:style-name="Арабиййун"><text:span text:style-name="T96">لِ</text:span></text:span><text:span text:style-name="Арабиййун"><text:span text:style-name="T106">، </text:span></text:span><text:span text:style-name="Арабиййун"><text:span text:style-name="T96">عِنْدَ</text:span></text:span><text:span text:style-name="Арабиййун"><text:span text:style-name="T106">،</text:span></text:span><text:span text:style-name="T96"> </text:span><text:span text:style-name="Арабиййун"><text:span text:style-name="T96">مَعَ</text:span></text:span><text:span text:style-name="T96">: при этом, как правило, </text:span><text:span text:style-name="Арабиййун"><text:span text:style-name="T96">لِ</text:span></text:span><text:span text:style-name="T96"> выражает принадлежность, </text:span><text:span text:style-name="Арабиййун"><text:span text:style-name="T96">عِنْدَ</text:span></text:span><text:span text:style-name="T96"> — наличие вообще, </text:span><text:span text:style-name="Арабиййун"><text:span text:style-name="T96">مَعَ</text:span></text:span><text:span text:style-name="T96"> — наличие в данное время.</text:span></text:p>
      <text:p text:style-name="P65"><text:span text:style-name="Пункт"><text:span text:style-name="T101">Существительное</text:span></text:span><text:span text:style-name="T101"> </text:span><text:span text:style-name="Арабиййун"><text:span text:style-name="T101">غَيْرٌ</text:span></text:span><text:span text:style-name="T101"> (</text:span><text:span text:style-name="Акцент"><text:span text:style-name="T101">нечто иное</text:span></text:span><text:span text:style-name="T101">, </text:span><text:span text:style-name="Акцент"><text:span text:style-name="T101">другое</text:span></text:span><text:span text:style-name="T101">) </text:span><text:span text:style-name="T102">в</text:span><text:span text:style-name="T101"> сочетании с последующим прилагательным в родительном падеже сообщает прилагательному отрицательное значение, </text:span><text:span text:style-name="T102">при чем согласование в роде, числе и состоянии происходит только в прилагательном. Слово </text:span><text:span text:style-name="Арабиййун"><text:span text:style-name="T101">غَيْرٌ</text:span></text:span><text:span text:style-name="T102"> согласуется с определяемым в падеже. </text:span><text:span text:style-name="T103">Употребляясь со слитным местоимением это слово выступает в значении </text:span><text:span text:style-name="Акцент"><text:span text:style-name="T103">другой</text:span></text:span><text:span text:style-name="T103">, </text:span><text:span text:style-name="Акцент"><text:span text:style-name="T103">иной</text:span></text:span><text:span text:style-name="T103">.</text:span></text:p>
      <text:p text:style-name="P66"><text:span text:style-name="Пункт"><text:span text:style-name="T104">Глагольная</text:span></text:span><text:span text:style-name="T104"> частица </text:span><text:span text:style-name="Арабиййун"><text:span text:style-name="T104">قَدْ</text:span></text:span><text:span text:style-name="T104"> или </text:span><text:span text:style-name="Арабиййун"><text:span text:style-name="T104">لَقَدْ</text:span></text:span><text:span text:style-name="T104">, будучи употребленной перед формой прошедшего времени, выполняет подтвердительную функцию в значении </text:span><text:span text:style-name="Акцент"><text:span text:style-name="T104">уже</text:span></text:span><text:span text:style-name="T104"> для выражения законченности, завершенности. </text:span><text:span text:style-name="T105">А </text:span><text:span text:style-name="T104">частица </text:span><text:span text:style-name="Арабиййун"><text:span text:style-name="T104">قَدْ</text:span></text:span><text:span text:style-name="T104">, будучи употребленной </text:span><text:span text:style-name="T105">при форме настояще-будущего времени, выполняет ограничительную или модально-ограничительную функцию, в значении </text:span><text:span text:style-name="Акцент"><text:span text:style-name="T105">иногда</text:span></text:span><text:span text:style-name="T105">, </text:span><text:span text:style-name="Акцент"><text:span text:style-name="T105">немного</text:span></text:span><text:span text:style-name="T105">, </text:span><text:span text:style-name="Акцент"><text:span text:style-name="T105">возможно</text:span></text:span><text:span text:style-name="T105"> и т. д.</text:span></text:p>
      <text:p text:style-name="P67"><text:span text:style-name="Пункт"><text:span text:style-name="T107">Имя единичности</text:span></text:span><text:span text:style-name="T107"> (</text:span><text:span text:style-name="Акцент"><text:span text:style-name="T107">коровы </text:span></text:span><text:span text:style-name="T107">—</text:span><text:span text:style-name="Акцент"><text:span text:style-name="T107"> корова</text:span></text:span><text:span text:style-name="T107">) образуется от имен собирательных прибавлением окончания </text:span><text:span text:style-name="Арабиййун"><text:span text:style-name="T107">ـَةٌ</text:span></text:span><text:span text:style-name="T107">.</text:span></text:p>
      <text:p text:style-name="P67"><text:span text:style-name="Пункт"><text:span text:style-name="T107">Имя однократности</text:span></text:span><text:span text:style-name="T107"> (</text:span><text:span text:style-name="Акцент"><text:span text:style-name="T107">биение</text:span></text:span><text:span text:style-name="T107"> — </text:span><text:span text:style-name="Акцент"><text:span text:style-name="T107">удар</text:span></text:span><text:span text:style-name="T107">) образуется прибавлением </text:span><text:span text:style-name="Арабиййун"><text:span text:style-name="T107">ـَةٌ</text:span></text:span><text:span text:style-name="T107"> к масдару.</text:span></text:p>
      <text:p text:style-name="P67"><text:span text:style-name="Пункт"><text:span text:style-name="T107">Абсолютный масдар</text:span></text:span><text:span text:style-name="T107"> (</text:span><text:span text:style-name="Акцент"><text:span text:style-name="T107">говорить говором, читать чтением</text:span></text:span><text:span text:style-name="T107">) образуется от того же глагола и часто стоит в винительном падеже неопределенного состояния. </text:span><text:span text:style-name="T108">Обычно ставится в конце предложения.</text:span></text:p>
      <text:p text:style-name="P68"><text:span text:style-name="T109">Союз وَ لَوْ لَا … لَـ означает если бы не …, то ….</text:span></text:p>
      <text:p text:style-name="P8"/>
      <text:p text:style-name="P8"/>
      <text:p text:style-name="P7"/>
      <text:p text:style-name="P1"><text:span text:style-name="T1">И</text:span><text:span text:style-name="T2">з </text:span><text:span text:style-name="T4">У</text:span><text:span text:style-name="T3">чебника арабского языка / А.А. Ковалев, Г.Ш. Шарбатов.</text:span><text:span text:style-name="T2"> — </text:span><text:span text:style-name="T5">3 (4)</text:span><text:span text:style-name="T2">-е изд. — М.: Вост. </text:span><text:span text:style-name="T6">л</text:span><text:span text:style-name="T2">ит., </text:span><text:span text:style-name="T6">1998 (</text:span><text:span text:style-name="T2">2004</text:span><text:span text:style-name="T6">)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1cm" fo:margin-bottom="0cm" style:contextual-spacing="false" fo:text-indent="0cm" style:auto-text-indent="false"/>
      <style:text-properties fo:color="#5c8526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.6cm" fo:margin-bottom="0.4cm" style:contextual-spacing="false" fo:text-indent="0cm" style:auto-text-indent="false"/>
      <style:text-properties fo:color="#94bd5e" fo:font-size="12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Пункт" style:family="text">
      <style:text-properties fo:color="#0084d1" style:font-size-asian="10.5pt"/>
    </style:style>
    <style:style style:name="Акцент" style:family="text">
      <style:text-properties fo:color="#ff3366" fo:font-style="italic" style:font-size-asian="10.5pt"/>
    </style:style>
    <style:style style:name="Арабиййун" style:family="text">
      <style:text-properties fo:color="#ff420e" style:font-name="Arial1" fo:font-size="14pt" style:font-size-asian="10.5pt"/>
    </style:style>
    <style:style style:name="Заголовок_20_таблицы" style:display-name="Заголовок таблицы" style:family="text">
      <style:text-properties fo:color="#004586" fo:font-weight="bold" fo:background-color="transparen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rop_20_Caps" style:display-name="Drop Cap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rzhan </meta:initial-creator>
    <meta:creation-date>2013-11-28T07:39:24</meta:creation-date>
    <dc:date>2013-12-12T11:57:42</dc:date>
    <dc:creator>Yerzhan </dc:creator>
    <meta:editing-duration>PT20H46M</meta:editing-duration>
    <meta:editing-cycles>166</meta:editing-cycles>
    <meta:generator>LibreOffice/3.6$Linux_X86_64 LibreOffice_project/360m1$Build-2</meta:generator>
    <meta:document-statistic meta:table-count="4" meta:image-count="0" meta:object-count="0" meta:page-count="10" meta:paragraph-count="288" meta:word-count="2241" meta:character-count="15349" meta:non-whitespace-character-count="13392"/>
  </office:meta>
</office:document-meta>
</file>